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ic" table:style-name="ta1">
        <table:shapes>
          <draw:frame draw:z-index="0" draw:style-name="gr1" draw:text-style-name="P1" svg:width="15.999cm" svg:height="8.999cm" svg:x="4.256cm" svg:y="0.1cm">
            <draw:object draw:notify-on-update-of-ranges="mic.A1:mic.A30 mic.B1:mic.B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293cm" svg:y="10.956cm">
            <draw:object draw:notify-on-update-of-ranges="mic.K12:mic.K17 mic.P11:mic.P11 mic.P12:mic.P17 mic.Q11:mic.Q11 mic.Q12:mic.Q17 mic.R11:mic.R11 mic.R12:mic.R17 mic.S11:mic.S11 mic.S12:mic.S17 mic.T11:mic.T11 mic.T12:mic.T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213cm" svg:y="13.655cm">
            <draw:object draw:notify-on-update-of-ranges="mic.K11:mic.K11 mic.K12:mic.K17 mic.L11:mic.L11 mic.L12:mic.L17 mic.M11:mic.M11 mic.M12:mic.M17 mic.N11:mic.N11 mic.N12:mic.N17 mic.O11:mic.O11 mic.O12:mic.O17 mic.P11:mic.P11 mic.P12:mic.P17 mic.Q11:mic.Q11 mic.Q12:mic.Q17 mic.R11:mic.R11 mic.R12:mic.R17 mic.S11:mic.S11 mic.S12:mic.S17 mic.T11:mic.T11 mic.T12:mic.T1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22.317cm" svg:y="11.433cm">
            <draw:object draw:notify-on-update-of-ranges="mic.K19:mic.K19 mic.K20:mic.K25 mic.L19:mic.L19 mic.L20:mic.L25 mic.M19:mic.M19 mic.M20:mic.M25 mic.N19:mic.N19 mic.N20:mic.N25 mic.O19:mic.O19 mic.O20:mic.O25 mic.P19:mic.P19 mic.P20:mic.P25 mic.Q19:mic.Q19 mic.Q20:mic.Q25 mic.R19:mic.R19 mic.R20:mic.R25 mic.S19:mic.S19 mic.S20:mic.S25 mic.T19:mic.T19 mic.T20:mic.T2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row table:style-name="ro1">
          <table:table-cell office:value-type="string">
            <text:p>128^2</text:p>
          </table:table-cell>
          <table:table-cell office:value-type="float" office:value="18291.774967">
            <text:p>18291.774967</text:p>
          </table:table-cell>
          <table:table-cell table:number-columns-repeated="18"/>
        </table:table-row>
        <table:table-row table:style-name="ro1">
          <table:table-cell office:value-type="string">
            <text:p>256^2</text:p>
          </table:table-cell>
          <table:table-cell office:value-type="float" office:value="43833.353364">
            <text:p>43833.353364</text:p>
          </table:table-cell>
          <table:table-cell table:number-columns-repeated="18"/>
        </table:table-row>
        <table:table-row table:style-name="ro1">
          <table:table-cell office:value-type="string">
            <text:p>512^2</text:p>
          </table:table-cell>
          <table:table-cell office:value-type="float" office:value="69068.688023">
            <text:p>69068.688023</text:p>
          </table:table-cell>
          <table:table-cell table:number-columns-repeated="18"/>
        </table:table-row>
        <table:table-row table:style-name="ro1">
          <table:table-cell office:value-type="string">
            <text:p>1024^2</text:p>
          </table:table-cell>
          <table:table-cell office:value-type="float" office:value="64962.856633">
            <text:p>64962.856633</text:p>
          </table:table-cell>
          <table:table-cell table:number-columns-repeated="18"/>
        </table:table-row>
        <table:table-row table:style-name="ro1">
          <table:table-cell office:value-type="string">
            <text:p>2048^2</text:p>
          </table:table-cell>
          <table:table-cell office:value-type="float" office:value="76151.598615">
            <text:p>76151.598615</text:p>
          </table:table-cell>
          <table:table-cell table:number-columns-repeated="18"/>
        </table:table-row>
        <table:table-row table:style-name="ro1">
          <table:table-cell office:value-type="string">
            <text:p>4096^2</text:p>
          </table:table-cell>
          <table:table-cell office:value-type="float" office:value="61161.423274">
            <text:p>61161.423274</text:p>
          </table:table-cell>
          <table:table-cell table:number-columns-repeated="18"/>
        </table:table-row>
        <table:table-row table:style-name="ro1">
          <table:table-cell office:value-type="string">
            <text:p>128^2</text:p>
          </table:table-cell>
          <table:table-cell office:value-type="float" office:value="15773.990222">
            <text:p>15773.990222</text:p>
          </table:table-cell>
          <table:table-cell table:number-columns-repeated="18"/>
        </table:table-row>
        <table:table-row table:style-name="ro1">
          <table:table-cell office:value-type="string">
            <text:p>256^2</text:p>
          </table:table-cell>
          <table:table-cell office:value-type="float" office:value="46720.178223">
            <text:p>46720.178223</text:p>
          </table:table-cell>
          <table:table-cell table:number-columns-repeated="18"/>
        </table:table-row>
        <table:table-row table:style-name="ro1">
          <table:table-cell office:value-type="string">
            <text:p>512^2</text:p>
          </table:table-cell>
          <table:table-cell office:value-type="float" office:value="110458.174636">
            <text:p>110458.174636</text:p>
          </table:table-cell>
          <table:table-cell table:number-columns-repeated="18"/>
        </table:table-row>
        <table:table-row table:style-name="ro1">
          <table:table-cell office:value-type="string">
            <text:p>1024^2</text:p>
          </table:table-cell>
          <table:table-cell office:value-type="float" office:value="207286.066409">
            <text:p>207286.066409</text:p>
          </table:table-cell>
          <table:table-cell table:number-columns-repeated="9"/>
          <table:table-cell office:value-type="string">
            <text:p>CPU</text:p>
          </table:table-cell>
          <table:table-cell table:number-columns-repeated="3"/>
          <table:table-cell office:value-type="string">
            <text:p>Phi</text:p>
          </table:table-cell>
          <table:table-cell table:number-columns-repeated="4"/>
        </table:table-row>
        <table:table-row table:style-name="ro1">
          <table:table-cell office:value-type="string">
            <text:p>2048^2</text:p>
          </table:table-cell>
          <table:table-cell office:value-type="float" office:value="238388.453807">
            <text:p>238388.453807</text:p>
          </table:table-cell>
          <table:table-cell table:number-columns-repeated="8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114">
            <text:p>114</text:p>
          </table:table-cell>
          <table:table-cell office:value-type="float" office:value="171">
            <text:p>171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4096^2</text:p>
          </table:table-cell>
          <table:table-cell office:value-type="float" office:value="209552.989564">
            <text:p>209552.989564</text:p>
          </table:table-cell>
          <table:table-cell table:number-columns-repeated="8"/>
          <table:table-cell office:value-type="string">
            <text:p>128^2</text:p>
          </table:table-cell>
          <table:table-cell office:value-type="float" office:value="7220.354622">
            <text:p>7220.354622</text:p>
          </table:table-cell>
          <table:table-cell office:value-type="float" office:value="13675.591784">
            <text:p>13675.591784</text:p>
          </table:table-cell>
          <table:table-cell office:value-type="float" office:value="70138.862876">
            <text:p>70138.862876</text:p>
          </table:table-cell>
          <table:table-cell office:value-type="float" office:value="104857.6">
            <text:p>104857.6</text:p>
          </table:table-cell>
          <table:table-cell office:value-type="float" office:value="18291.774967">
            <text:p>18291.774967</text:p>
          </table:table-cell>
          <table:table-cell office:value-type="float" office:value="15773.990222">
            <text:p>15773.990222</text:p>
          </table:table-cell>
          <table:table-cell office:value-type="float" office:value="12501.651267">
            <text:p>12501.651267</text:p>
          </table:table-cell>
          <table:table-cell office:value-type="float" office:value="14650.031436">
            <text:p>14650.031436</text:p>
          </table:table-cell>
          <table:table-cell office:value-type="float" office:value="14359.137282">
            <text:p>14359.137282</text:p>
          </table:table-cell>
        </table:table-row>
        <table:table-row table:style-name="ro1">
          <table:table-cell office:value-type="string">
            <text:p>128^2</text:p>
          </table:table-cell>
          <table:table-cell office:value-type="float" office:value="12501.651267">
            <text:p>12501.651267</text:p>
          </table:table-cell>
          <table:table-cell table:number-columns-repeated="8"/>
          <table:table-cell office:value-type="string">
            <text:p>256^2</text:p>
          </table:table-cell>
          <table:table-cell office:value-type="float" office:value="13855.734401">
            <text:p>13855.734401</text:p>
          </table:table-cell>
          <table:table-cell office:value-type="float" office:value="26613.604061">
            <text:p>26613.604061</text:p>
          </table:table-cell>
          <table:table-cell office:value-type="float" office:value="68942.740908">
            <text:p>68942.740908</text:p>
          </table:table-cell>
          <table:table-cell office:value-type="float" office:value="142602.770931">
            <text:p>142602.770931</text:p>
          </table:table-cell>
          <table:table-cell office:value-type="float" office:value="43833.353364">
            <text:p>43833.353364</text:p>
          </table:table-cell>
          <table:table-cell office:value-type="float" office:value="46720.178223">
            <text:p>46720.178223</text:p>
          </table:table-cell>
          <table:table-cell office:value-type="float" office:value="54032.901771">
            <text:p>54032.901771</text:p>
          </table:table-cell>
          <table:table-cell office:value-type="float" office:value="69832.324662">
            <text:p>69832.324662</text:p>
          </table:table-cell>
          <table:table-cell office:value-type="float" office:value="65702.823575">
            <text:p>65702.823575</text:p>
          </table:table-cell>
        </table:table-row>
        <table:table-row table:style-name="ro1">
          <table:table-cell office:value-type="string">
            <text:p>256^2</text:p>
          </table:table-cell>
          <table:table-cell office:value-type="float" office:value="54032.901771">
            <text:p>54032.901771</text:p>
          </table:table-cell>
          <table:table-cell table:number-columns-repeated="8"/>
          <table:table-cell office:value-type="string">
            <text:p>512^2</text:p>
          </table:table-cell>
          <table:table-cell office:value-type="float" office:value="18301.502379">
            <text:p>18301.502379</text:p>
          </table:table-cell>
          <table:table-cell office:value-type="float" office:value="45163.02236">
            <text:p>45163.02236</text:p>
          </table:table-cell>
          <table:table-cell office:value-type="float" office:value="82216.066156">
            <text:p>82216.066156</text:p>
          </table:table-cell>
          <table:table-cell office:value-type="float" office:value="156750.631241">
            <text:p>156750.631241</text:p>
          </table:table-cell>
          <table:table-cell office:value-type="float" office:value="69068.688023">
            <text:p>69068.688023</text:p>
          </table:table-cell>
          <table:table-cell office:value-type="float" office:value="110458.174636">
            <text:p>110458.174636</text:p>
          </table:table-cell>
          <table:table-cell office:value-type="float" office:value="178433.565541">
            <text:p>178433.565541</text:p>
          </table:table-cell>
          <table:table-cell office:value-type="float" office:value="165762.292207">
            <text:p>165762.292207</text:p>
          </table:table-cell>
          <table:table-cell office:value-type="float" office:value="125542.725657">
            <text:p>125542.725657</text:p>
          </table:table-cell>
        </table:table-row>
        <table:table-row table:style-name="ro1">
          <table:table-cell office:value-type="string">
            <text:p>512^2</text:p>
          </table:table-cell>
          <table:table-cell office:value-type="float" office:value="178433.565541">
            <text:p>178433.565541</text:p>
          </table:table-cell>
          <table:table-cell table:number-columns-repeated="8"/>
          <table:table-cell office:value-type="string">
            <text:p>1024^2</text:p>
          </table:table-cell>
          <table:table-cell office:value-type="float" office:value="22360.677063">
            <text:p>22360.677063</text:p>
          </table:table-cell>
          <table:table-cell office:value-type="float" office:value="45821.684501">
            <text:p>45821.684501</text:p>
          </table:table-cell>
          <table:table-cell office:value-type="float" office:value="86514.28949">
            <text:p>86514.28949</text:p>
          </table:table-cell>
          <table:table-cell office:value-type="float" office:value="147313.936999">
            <text:p>147313.936999</text:p>
          </table:table-cell>
          <table:table-cell office:value-type="float" office:value="64962.856633">
            <text:p>64962.856633</text:p>
          </table:table-cell>
          <table:table-cell office:value-type="float" office:value="207286.066409">
            <text:p>207286.066409</text:p>
          </table:table-cell>
          <table:table-cell office:value-type="float" office:value="232880.435509">
            <text:p>232880.435509</text:p>
          </table:table-cell>
          <table:table-cell office:value-type="float" office:value="200600.043717">
            <text:p>200600.043717</text:p>
          </table:table-cell>
          <table:table-cell office:value-type="float" office:value="200553.208689">
            <text:p>200553.208689</text:p>
          </table:table-cell>
        </table:table-row>
        <table:table-row table:style-name="ro1">
          <table:table-cell office:value-type="string">
            <text:p>1024^2</text:p>
          </table:table-cell>
          <table:table-cell office:value-type="float" office:value="232880.435509">
            <text:p>232880.435509</text:p>
          </table:table-cell>
          <table:table-cell table:number-columns-repeated="8"/>
          <table:table-cell office:value-type="string">
            <text:p>2048^2</text:p>
          </table:table-cell>
          <table:table-cell office:value-type="float" office:value="23912.860184">
            <text:p>23912.860184</text:p>
          </table:table-cell>
          <table:table-cell office:value-type="float" office:value="47317.556611">
            <text:p>47317.556611</text:p>
          </table:table-cell>
          <table:table-cell office:value-type="float" office:value="88109.664976">
            <text:p>88109.664976</text:p>
          </table:table-cell>
          <table:table-cell office:value-type="float" office:value="148827.211712">
            <text:p>148827.211712</text:p>
          </table:table-cell>
          <table:table-cell office:value-type="float" office:value="76151.598615">
            <text:p>76151.598615</text:p>
          </table:table-cell>
          <table:table-cell office:value-type="float" office:value="238388.453807">
            <text:p>238388.453807</text:p>
          </table:table-cell>
          <table:table-cell office:value-type="float" office:value="340059.405624">
            <text:p>340059.405624</text:p>
          </table:table-cell>
          <table:table-cell office:value-type="float" office:value="275205.070732">
            <text:p>275205.070732</text:p>
          </table:table-cell>
          <table:table-cell office:value-type="float" office:value="251661.066272">
            <text:p>251661.066272</text:p>
          </table:table-cell>
        </table:table-row>
        <table:table-row table:style-name="ro1">
          <table:table-cell office:value-type="string">
            <text:p>2048^2</text:p>
          </table:table-cell>
          <table:table-cell office:value-type="float" office:value="340059.405624">
            <text:p>340059.405624</text:p>
          </table:table-cell>
          <table:table-cell table:number-columns-repeated="8"/>
          <table:table-cell office:value-type="string">
            <text:p>4096^2</text:p>
          </table:table-cell>
          <table:table-cell office:value-type="float" office:value="24191.364988">
            <text:p>24191.364988</text:p>
          </table:table-cell>
          <table:table-cell office:value-type="float" office:value="48053.728237">
            <text:p>48053.728237</text:p>
          </table:table-cell>
          <table:table-cell office:value-type="float" office:value="87768.810615">
            <text:p>87768.810615</text:p>
          </table:table-cell>
          <table:table-cell office:value-type="float" office:value="116292.548955">
            <text:p>116292.548955</text:p>
          </table:table-cell>
          <table:table-cell office:value-type="float" office:value="61161.423274">
            <text:p>61161.423274</text:p>
          </table:table-cell>
          <table:table-cell office:value-type="float" office:value="209552.989564">
            <text:p>209552.989564</text:p>
          </table:table-cell>
          <table:table-cell office:value-type="float" office:value="328139.393148">
            <text:p>328139.393148</text:p>
          </table:table-cell>
          <table:table-cell office:value-type="float" office:value="269948.008435">
            <text:p>269948.008435</text:p>
          </table:table-cell>
          <table:table-cell office:value-type="float" office:value="251502.83139">
            <text:p>251502.83139</text:p>
          </table:table-cell>
        </table:table-row>
        <table:table-row table:style-name="ro1">
          <table:table-cell office:value-type="string">
            <text:p>4096^2</text:p>
          </table:table-cell>
          <table:table-cell office:value-type="float" office:value="328139.393148">
            <text:p>328139.393148</text:p>
          </table:table-cell>
          <table:table-cell table:number-columns-repeated="18"/>
        </table:table-row>
        <table:table-row table:style-name="ro1">
          <table:table-cell office:value-type="string">
            <text:p>128^2</text:p>
          </table:table-cell>
          <table:table-cell office:value-type="float" office:value="14650.031436">
            <text:p>14650.031436</text:p>
          </table:table-cell>
          <table:table-cell table:number-columns-repeated="8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114">
            <text:p>114</text:p>
          </table:table-cell>
          <table:table-cell office:value-type="float" office:value="171">
            <text:p>171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56^2</text:p>
          </table:table-cell>
          <table:table-cell office:value-type="float" office:value="69832.324662">
            <text:p>69832.324662</text:p>
          </table:table-cell>
          <table:table-cell table:number-columns-repeated="8"/>
          <table:table-cell office:value-type="string">
            <text:p>128^2</text:p>
          </table:table-cell>
          <table:table-cell table:formula="of:=[.L12]/1000" office:value-type="float" office:value="7.220354622">
            <text:p>7.220354622</text:p>
          </table:table-cell>
          <table:table-cell table:formula="of:=[.M12]/1000" office:value-type="float" office:value="13.675591784">
            <text:p>13.675591784</text:p>
          </table:table-cell>
          <table:table-cell table:formula="of:=[.N12]/1000" office:value-type="float" office:value="70.138862876">
            <text:p>70.138862876</text:p>
          </table:table-cell>
          <table:table-cell table:formula="of:=[.O12]/1000" office:value-type="float" office:value="104.8576">
            <text:p>104.8576</text:p>
          </table:table-cell>
          <table:table-cell table:formula="of:=[.P12]/1000" office:value-type="float" office:value="18.291774967">
            <text:p>18.291774967</text:p>
          </table:table-cell>
          <table:table-cell table:formula="of:=[.Q12]/1000" office:value-type="float" office:value="15.773990222">
            <text:p>15.773990222</text:p>
          </table:table-cell>
          <table:table-cell table:formula="of:=[.R12]/1000" office:value-type="float" office:value="12.501651267">
            <text:p>12.501651267</text:p>
          </table:table-cell>
          <table:table-cell table:formula="of:=[.S12]/1000" office:value-type="float" office:value="14.650031436">
            <text:p>14.650031436</text:p>
          </table:table-cell>
          <table:table-cell table:formula="of:=[.T12]/1000" office:value-type="float" office:value="14.359137282">
            <text:p>14.359137282</text:p>
          </table:table-cell>
        </table:table-row>
        <table:table-row table:style-name="ro1">
          <table:table-cell office:value-type="string">
            <text:p>512^2</text:p>
          </table:table-cell>
          <table:table-cell office:value-type="float" office:value="165762.292207">
            <text:p>165762.292207</text:p>
          </table:table-cell>
          <table:table-cell table:number-columns-repeated="8"/>
          <table:table-cell office:value-type="string">
            <text:p>256^2</text:p>
          </table:table-cell>
          <table:table-cell table:formula="of:=[.L13]/1000" office:value-type="float" office:value="13.855734401">
            <text:p>13.855734401</text:p>
          </table:table-cell>
          <table:table-cell table:formula="of:=[.M13]/1000" office:value-type="float" office:value="26.613604061">
            <text:p>26.613604061</text:p>
          </table:table-cell>
          <table:table-cell table:formula="of:=[.N13]/1000" office:value-type="float" office:value="68.942740908">
            <text:p>68.942740908</text:p>
          </table:table-cell>
          <table:table-cell table:formula="of:=[.O13]/1000" office:value-type="float" office:value="142.602770931">
            <text:p>142.602770931</text:p>
          </table:table-cell>
          <table:table-cell table:formula="of:=[.P13]/1000" office:value-type="float" office:value="43.833353364">
            <text:p>43.833353364</text:p>
          </table:table-cell>
          <table:table-cell table:formula="of:=[.Q13]/1000" office:value-type="float" office:value="46.720178223">
            <text:p>46.720178223</text:p>
          </table:table-cell>
          <table:table-cell table:formula="of:=[.R13]/1000" office:value-type="float" office:value="54.032901771">
            <text:p>54.032901771</text:p>
          </table:table-cell>
          <table:table-cell table:formula="of:=[.S13]/1000" office:value-type="float" office:value="69.832324662">
            <text:p>69.832324662</text:p>
          </table:table-cell>
          <table:table-cell table:formula="of:=[.T13]/1000" office:value-type="float" office:value="65.702823575">
            <text:p>65.702823575</text:p>
          </table:table-cell>
        </table:table-row>
        <table:table-row table:style-name="ro1">
          <table:table-cell office:value-type="string">
            <text:p>1024^2</text:p>
          </table:table-cell>
          <table:table-cell office:value-type="float" office:value="200600.043717">
            <text:p>200600.043717</text:p>
          </table:table-cell>
          <table:table-cell table:number-columns-repeated="8"/>
          <table:table-cell office:value-type="string">
            <text:p>512^2</text:p>
          </table:table-cell>
          <table:table-cell table:formula="of:=[.L14]/1000" office:value-type="float" office:value="18.301502379">
            <text:p>18.301502379</text:p>
          </table:table-cell>
          <table:table-cell table:formula="of:=[.M14]/1000" office:value-type="float" office:value="45.16302236">
            <text:p>45.16302236</text:p>
          </table:table-cell>
          <table:table-cell table:formula="of:=[.N14]/1000" office:value-type="float" office:value="82.216066156">
            <text:p>82.216066156</text:p>
          </table:table-cell>
          <table:table-cell table:formula="of:=[.O14]/1000" office:value-type="float" office:value="156.750631241">
            <text:p>156.750631241</text:p>
          </table:table-cell>
          <table:table-cell table:formula="of:=[.P14]/1000" office:value-type="float" office:value="69.068688023">
            <text:p>69.068688023</text:p>
          </table:table-cell>
          <table:table-cell table:formula="of:=[.Q14]/1000" office:value-type="float" office:value="110.458174636">
            <text:p>110.458174636</text:p>
          </table:table-cell>
          <table:table-cell table:formula="of:=[.R14]/1000" office:value-type="float" office:value="178.433565541">
            <text:p>178.433565541</text:p>
          </table:table-cell>
          <table:table-cell table:formula="of:=[.S14]/1000" office:value-type="float" office:value="165.762292207">
            <text:p>165.762292207</text:p>
          </table:table-cell>
          <table:table-cell table:formula="of:=[.T14]/1000" office:value-type="float" office:value="125.542725657">
            <text:p>125.542725657</text:p>
          </table:table-cell>
        </table:table-row>
        <table:table-row table:style-name="ro1">
          <table:table-cell office:value-type="string">
            <text:p>2048^2</text:p>
          </table:table-cell>
          <table:table-cell office:value-type="float" office:value="275205.070732">
            <text:p>275205.070732</text:p>
          </table:table-cell>
          <table:table-cell table:number-columns-repeated="8"/>
          <table:table-cell office:value-type="string">
            <text:p>1024^2</text:p>
          </table:table-cell>
          <table:table-cell table:formula="of:=[.L15]/1000" office:value-type="float" office:value="22.360677063">
            <text:p>22.360677063</text:p>
          </table:table-cell>
          <table:table-cell table:formula="of:=[.M15]/1000" office:value-type="float" office:value="45.821684501">
            <text:p>45.821684501</text:p>
          </table:table-cell>
          <table:table-cell table:formula="of:=[.N15]/1000" office:value-type="float" office:value="86.51428949">
            <text:p>86.51428949</text:p>
          </table:table-cell>
          <table:table-cell table:formula="of:=[.O15]/1000" office:value-type="float" office:value="147.313936999">
            <text:p>147.313936999</text:p>
          </table:table-cell>
          <table:table-cell table:formula="of:=[.P15]/1000" office:value-type="float" office:value="64.962856633">
            <text:p>64.962856633</text:p>
          </table:table-cell>
          <table:table-cell table:formula="of:=[.Q15]/1000" office:value-type="float" office:value="207.286066409">
            <text:p>207.286066409</text:p>
          </table:table-cell>
          <table:table-cell table:formula="of:=[.R15]/1000" office:value-type="float" office:value="232.880435509">
            <text:p>232.880435509</text:p>
          </table:table-cell>
          <table:table-cell table:formula="of:=[.S15]/1000" office:value-type="float" office:value="200.600043717">
            <text:p>200.600043717</text:p>
          </table:table-cell>
          <table:table-cell table:formula="of:=[.T15]/1000" office:value-type="float" office:value="200.553208689">
            <text:p>200.553208689</text:p>
          </table:table-cell>
        </table:table-row>
        <table:table-row table:style-name="ro1">
          <table:table-cell office:value-type="string">
            <text:p>4096^2</text:p>
          </table:table-cell>
          <table:table-cell office:value-type="float" office:value="269948.008435">
            <text:p>269948.008435</text:p>
          </table:table-cell>
          <table:table-cell table:number-columns-repeated="8"/>
          <table:table-cell office:value-type="string">
            <text:p>2048^2</text:p>
          </table:table-cell>
          <table:table-cell table:formula="of:=[.L16]/1000" office:value-type="float" office:value="23.912860184">
            <text:p>23.912860184</text:p>
          </table:table-cell>
          <table:table-cell table:formula="of:=[.M16]/1000" office:value-type="float" office:value="47.317556611">
            <text:p>47.317556611</text:p>
          </table:table-cell>
          <table:table-cell table:formula="of:=[.N16]/1000" office:value-type="float" office:value="88.109664976">
            <text:p>88.109664976</text:p>
          </table:table-cell>
          <table:table-cell table:formula="of:=[.O16]/1000" office:value-type="float" office:value="148.827211712">
            <text:p>148.827211712</text:p>
          </table:table-cell>
          <table:table-cell table:formula="of:=[.P16]/1000" office:value-type="float" office:value="76.151598615">
            <text:p>76.151598615</text:p>
          </table:table-cell>
          <table:table-cell table:formula="of:=[.Q16]/1000" office:value-type="float" office:value="238.388453807">
            <text:p>238.388453807</text:p>
          </table:table-cell>
          <table:table-cell table:formula="of:=[.R16]/1000" office:value-type="float" office:value="340.059405624">
            <text:p>340.059405624</text:p>
          </table:table-cell>
          <table:table-cell table:formula="of:=[.S16]/1000" office:value-type="float" office:value="275.205070732">
            <text:p>275.205070732</text:p>
          </table:table-cell>
          <table:table-cell table:formula="of:=[.T16]/1000" office:value-type="float" office:value="251.661066272">
            <text:p>251.661066272</text:p>
          </table:table-cell>
        </table:table-row>
        <table:table-row table:style-name="ro1">
          <table:table-cell office:value-type="string">
            <text:p>128^2</text:p>
          </table:table-cell>
          <table:table-cell office:value-type="float" office:value="14359.137282">
            <text:p>14359.137282</text:p>
          </table:table-cell>
          <table:table-cell table:number-columns-repeated="8"/>
          <table:table-cell office:value-type="string">
            <text:p>4096^2</text:p>
          </table:table-cell>
          <table:table-cell table:formula="of:=[.L17]/1000" office:value-type="float" office:value="24.191364988">
            <text:p>24.191364988</text:p>
          </table:table-cell>
          <table:table-cell table:formula="of:=[.M17]/1000" office:value-type="float" office:value="48.053728237">
            <text:p>48.053728237</text:p>
          </table:table-cell>
          <table:table-cell table:formula="of:=[.N17]/1000" office:value-type="float" office:value="87.768810615">
            <text:p>87.768810615</text:p>
          </table:table-cell>
          <table:table-cell table:formula="of:=[.O17]/1000" office:value-type="float" office:value="116.292548955">
            <text:p>116.292548955</text:p>
          </table:table-cell>
          <table:table-cell table:formula="of:=[.P17]/1000" office:value-type="float" office:value="61.161423274">
            <text:p>61.161423274</text:p>
          </table:table-cell>
          <table:table-cell table:formula="of:=[.Q17]/1000" office:value-type="float" office:value="209.552989564">
            <text:p>209.552989564</text:p>
          </table:table-cell>
          <table:table-cell table:formula="of:=[.R17]/1000" office:value-type="float" office:value="328.139393148">
            <text:p>328.139393148</text:p>
          </table:table-cell>
          <table:table-cell table:formula="of:=[.S17]/1000" office:value-type="float" office:value="269.948008435">
            <text:p>269.948008435</text:p>
          </table:table-cell>
          <table:table-cell table:formula="of:=[.T17]/1000" office:value-type="float" office:value="251.50283139">
            <text:p>251.50283139</text:p>
          </table:table-cell>
        </table:table-row>
        <table:table-row table:style-name="ro1">
          <table:table-cell office:value-type="string">
            <text:p>256^2</text:p>
          </table:table-cell>
          <table:table-cell office:value-type="float" office:value="65702.823575">
            <text:p>65702.823575</text:p>
          </table:table-cell>
          <table:table-cell table:number-columns-repeated="18"/>
        </table:table-row>
        <table:table-row table:style-name="ro1">
          <table:table-cell office:value-type="string">
            <text:p>512^2</text:p>
          </table:table-cell>
          <table:table-cell office:value-type="float" office:value="125542.725657">
            <text:p>125542.725657</text:p>
          </table:table-cell>
          <table:table-cell table:number-columns-repeated="18"/>
        </table:table-row>
        <table:table-row table:style-name="ro1">
          <table:table-cell office:value-type="string">
            <text:p>1024^2</text:p>
          </table:table-cell>
          <table:table-cell office:value-type="float" office:value="200553.208689">
            <text:p>200553.208689</text:p>
          </table:table-cell>
          <table:table-cell table:number-columns-repeated="18"/>
        </table:table-row>
        <table:table-row table:style-name="ro1">
          <table:table-cell office:value-type="string">
            <text:p>2048^2</text:p>
          </table:table-cell>
          <table:table-cell office:value-type="float" office:value="251661.066272">
            <text:p>251661.066272</text:p>
          </table:table-cell>
          <table:table-cell table:number-columns-repeated="18"/>
        </table:table-row>
        <table:table-row table:style-name="ro1">
          <table:table-cell office:value-type="string">
            <text:p>4096^2</text:p>
          </table:table-cell>
          <table:table-cell office:value-type="float" office:value="251502.83139">
            <text:p>251502.83139</text:p>
          </table:table-cell>
          <table:table-cell table:number-columns-repeated="18"/>
        </table:table-row>
      </table:table>
      <table:table table:name="host" table:style-name="ta1">
        <table:shapes>
          <draw:frame draw:z-index="0" draw:style-name="gr1" draw:text-style-name="P1" svg:width="15.999cm" svg:height="8.999cm" svg:x="12.444cm" svg:y="0.1cm">
            <draw:object draw:notify-on-update-of-ranges="host.A2:host.B31 host.C2:host.C31 host.D2:host.D31 host.E2:host.E31 host.F2:host.F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2.352cm" svg:y="10.049cm">
            <draw:object draw:notify-on-update-of-ranges="host.B3:host.B8 host.C3:host.C8 host.D3:host.D8 host.E3:host.E8 host.F3:host.F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office:value-type="string">
            <text:p>スレッド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128^2</text:p>
          </table:table-cell>
          <table:table-cell office:value-type="float" office:value="11119.575822">
            <text:p>11119.575822</text:p>
          </table:table-cell>
          <table:table-cell office:value-type="float" office:value="13173.065327">
            <text:p>13173.065327</text:p>
          </table:table-cell>
          <table:table-cell office:value-type="float" office:value="54120.051613">
            <text:p>54120.051613</text:p>
          </table:table-cell>
          <table:table-cell office:value-type="float" office:value="116832.980501">
            <text:p>116832.980501</text:p>
          </table:table-cell>
        </table:table-row>
        <table:table-row table:style-name="ro1">
          <table:table-cell/>
          <table:table-cell office:value-type="string">
            <text:p>256^2</text:p>
          </table:table-cell>
          <table:table-cell office:value-type="float" office:value="14595.864109">
            <text:p>14595.864109</text:p>
          </table:table-cell>
          <table:table-cell office:value-type="float" office:value="24661.496399">
            <text:p>24661.496399</text:p>
          </table:table-cell>
          <table:table-cell office:value-type="float" office:value="38912.712513">
            <text:p>38912.712513</text:p>
          </table:table-cell>
          <table:table-cell office:value-type="float" office:value="58284.578774">
            <text:p>58284.578774</text:p>
          </table:table-cell>
        </table:table-row>
        <table:table-row table:style-name="ro1">
          <table:table-cell/>
          <table:table-cell office:value-type="string">
            <text:p>512^2</text:p>
          </table:table-cell>
          <table:table-cell office:value-type="float" office:value="18262.778923">
            <text:p>18262.778923</text:p>
          </table:table-cell>
          <table:table-cell office:value-type="float" office:value="35423.462437">
            <text:p>35423.462437</text:p>
          </table:table-cell>
          <table:table-cell office:value-type="float" office:value="85529.856938">
            <text:p>85529.856938</text:p>
          </table:table-cell>
          <table:table-cell office:value-type="float" office:value="147654.266227">
            <text:p>147654.266227</text:p>
          </table:table-cell>
        </table:table-row>
        <table:table-row table:style-name="ro1">
          <table:table-cell/>
          <table:table-cell office:value-type="string">
            <text:p>1024^2</text:p>
          </table:table-cell>
          <table:table-cell office:value-type="float" office:value="22493.075516">
            <text:p>22493.075516</text:p>
          </table:table-cell>
          <table:table-cell office:value-type="float" office:value="41914.305779">
            <text:p>41914.305779</text:p>
          </table:table-cell>
          <table:table-cell office:value-type="float" office:value="85865.686571">
            <text:p>85865.686571</text:p>
          </table:table-cell>
          <table:table-cell office:value-type="float" office:value="137606.282712">
            <text:p>137606.282712</text:p>
          </table:table-cell>
        </table:table-row>
        <table:table-row table:style-name="ro1">
          <table:table-cell/>
          <table:table-cell office:value-type="string">
            <text:p>2048^2</text:p>
          </table:table-cell>
          <table:table-cell office:value-type="float" office:value="23917.927171">
            <text:p>23917.927171</text:p>
          </table:table-cell>
          <table:table-cell office:value-type="float" office:value="46364.849843">
            <text:p>46364.849843</text:p>
          </table:table-cell>
          <table:table-cell office:value-type="float" office:value="90108.304839">
            <text:p>90108.304839</text:p>
          </table:table-cell>
          <table:table-cell office:value-type="float" office:value="145596.677048">
            <text:p>145596.677048</text:p>
          </table:table-cell>
        </table:table-row>
        <table:table-row table:style-name="ro1">
          <table:table-cell/>
          <table:table-cell office:value-type="string">
            <text:p>4096^2</text:p>
          </table:table-cell>
          <table:table-cell office:value-type="float" office:value="24188.633757">
            <text:p>24188.633757</text:p>
          </table:table-cell>
          <table:table-cell office:value-type="float" office:value="47081.709439">
            <text:p>47081.709439</text:p>
          </table:table-cell>
          <table:table-cell office:value-type="float" office:value="90953.525314">
            <text:p>90953.525314</text:p>
          </table:table-cell>
          <table:table-cell office:value-type="float" office:value="129559.531448">
            <text:p>129559.531448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128^2</text:p>
          </table:table-cell>
          <table:table-cell office:value-type="float" office:value="7220.354622">
            <text:p>7220.354622</text:p>
          </table:table-cell>
          <table:table-cell office:value-type="float" office:value="13675.591784">
            <text:p>13675.591784</text:p>
          </table:table-cell>
          <table:table-cell office:value-type="float" office:value="70138.862876">
            <text:p>70138.862876</text:p>
          </table:table-cell>
          <table:table-cell office:value-type="float" office:value="104857.6">
            <text:p>104857.6</text:p>
          </table:table-cell>
        </table:table-row>
        <table:table-row table:style-name="ro1">
          <table:table-cell/>
          <table:table-cell office:value-type="string">
            <text:p>256^2</text:p>
          </table:table-cell>
          <table:table-cell office:value-type="float" office:value="13855.734401">
            <text:p>13855.734401</text:p>
          </table:table-cell>
          <table:table-cell office:value-type="float" office:value="26613.604061">
            <text:p>26613.604061</text:p>
          </table:table-cell>
          <table:table-cell office:value-type="float" office:value="68942.740908">
            <text:p>68942.740908</text:p>
          </table:table-cell>
          <table:table-cell office:value-type="float" office:value="142602.770931">
            <text:p>142602.770931</text:p>
          </table:table-cell>
        </table:table-row>
        <table:table-row table:style-name="ro1">
          <table:table-cell/>
          <table:table-cell office:value-type="string">
            <text:p>512^2</text:p>
          </table:table-cell>
          <table:table-cell office:value-type="float" office:value="18301.502379">
            <text:p>18301.502379</text:p>
          </table:table-cell>
          <table:table-cell office:value-type="float" office:value="45163.02236">
            <text:p>45163.02236</text:p>
          </table:table-cell>
          <table:table-cell office:value-type="float" office:value="82216.066156">
            <text:p>82216.066156</text:p>
          </table:table-cell>
          <table:table-cell office:value-type="float" office:value="156750.631241">
            <text:p>156750.631241</text:p>
          </table:table-cell>
        </table:table-row>
        <table:table-row table:style-name="ro1">
          <table:table-cell/>
          <table:table-cell office:value-type="string">
            <text:p>1024^2</text:p>
          </table:table-cell>
          <table:table-cell office:value-type="float" office:value="22360.677063">
            <text:p>22360.677063</text:p>
          </table:table-cell>
          <table:table-cell office:value-type="float" office:value="45821.684501">
            <text:p>45821.684501</text:p>
          </table:table-cell>
          <table:table-cell office:value-type="float" office:value="86514.28949">
            <text:p>86514.28949</text:p>
          </table:table-cell>
          <table:table-cell office:value-type="float" office:value="147313.936999">
            <text:p>147313.936999</text:p>
          </table:table-cell>
        </table:table-row>
        <table:table-row table:style-name="ro1">
          <table:table-cell/>
          <table:table-cell office:value-type="string">
            <text:p>2048^2</text:p>
          </table:table-cell>
          <table:table-cell office:value-type="float" office:value="23912.860184">
            <text:p>23912.860184</text:p>
          </table:table-cell>
          <table:table-cell office:value-type="float" office:value="47317.556611">
            <text:p>47317.556611</text:p>
          </table:table-cell>
          <table:table-cell office:value-type="float" office:value="88109.664976">
            <text:p>88109.664976</text:p>
          </table:table-cell>
          <table:table-cell office:value-type="float" office:value="148827.211712">
            <text:p>148827.211712</text:p>
          </table:table-cell>
        </table:table-row>
        <table:table-row table:style-name="ro1">
          <table:table-cell/>
          <table:table-cell office:value-type="string">
            <text:p>4096^2</text:p>
          </table:table-cell>
          <table:table-cell office:value-type="float" office:value="24191.364988">
            <text:p>24191.364988</text:p>
          </table:table-cell>
          <table:table-cell office:value-type="float" office:value="48053.728237">
            <text:p>48053.728237</text:p>
          </table:table-cell>
          <table:table-cell office:value-type="float" office:value="87768.810615">
            <text:p>87768.810615</text:p>
          </table:table-cell>
          <table:table-cell office:value-type="float" office:value="116292.548955">
            <text:p>116292.548955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28^2</text:p>
          </table:table-cell>
          <table:table-cell office:value-type="float" office:value="7293.173361">
            <text:p>7293.173361</text:p>
          </table:table-cell>
          <table:table-cell office:value-type="float" office:value="13005.593798">
            <text:p>13005.593798</text:p>
          </table:table-cell>
          <table:table-cell office:value-type="float" office:value="35069.431438">
            <text:p>35069.431438</text:p>
          </table:table-cell>
          <table:table-cell office:value-type="float" office:value="119156.363636">
            <text:p>119156.363636</text:p>
          </table:table-cell>
        </table:table-row>
        <table:table-row table:style-name="ro1">
          <table:table-cell/>
          <table:table-cell office:value-type="string">
            <text:p>256^2</text:p>
          </table:table-cell>
          <table:table-cell office:value-type="float" office:value="16470.049575">
            <text:p>16470.049575</text:p>
          </table:table-cell>
          <table:table-cell office:value-type="float" office:value="42244.028705">
            <text:p>42244.028705</text:p>
          </table:table-cell>
          <table:table-cell office:value-type="float" office:value="34778.640133">
            <text:p>34778.640133</text:p>
          </table:table-cell>
          <table:table-cell office:value-type="float" office:value="138311.755977">
            <text:p>138311.755977</text:p>
          </table:table-cell>
        </table:table-row>
        <table:table-row table:style-name="ro1">
          <table:table-cell/>
          <table:table-cell office:value-type="string">
            <text:p>512^2</text:p>
          </table:table-cell>
          <table:table-cell office:value-type="float" office:value="18137.285712">
            <text:p>18137.285712</text:p>
          </table:table-cell>
          <table:table-cell office:value-type="float" office:value="45683.365555">
            <text:p>45683.365555</text:p>
          </table:table-cell>
          <table:table-cell office:value-type="float" office:value="85469.944917">
            <text:p>85469.944917</text:p>
          </table:table-cell>
          <table:table-cell office:value-type="float" office:value="136650.099776">
            <text:p>136650.099776</text:p>
          </table:table-cell>
        </table:table-row>
        <table:table-row table:style-name="ro1">
          <table:table-cell/>
          <table:table-cell office:value-type="string">
            <text:p>1024^2</text:p>
          </table:table-cell>
          <table:table-cell office:value-type="float" office:value="22674.666455">
            <text:p>22674.666455</text:p>
          </table:table-cell>
          <table:table-cell office:value-type="float" office:value="45752.859133">
            <text:p>45752.859133</text:p>
          </table:table-cell>
          <table:table-cell office:value-type="float" office:value="86107.726618">
            <text:p>86107.726618</text:p>
          </table:table-cell>
          <table:table-cell office:value-type="float" office:value="131468.395186">
            <text:p>131468.395186</text:p>
          </table:table-cell>
        </table:table-row>
        <table:table-row table:style-name="ro1">
          <table:table-cell/>
          <table:table-cell office:value-type="string">
            <text:p>2048^2</text:p>
          </table:table-cell>
          <table:table-cell office:value-type="float" office:value="23922.486632">
            <text:p>23922.486632</text:p>
          </table:table-cell>
          <table:table-cell office:value-type="float" office:value="47270.634378">
            <text:p>47270.634378</text:p>
          </table:table-cell>
          <table:table-cell office:value-type="float" office:value="88618.51648">
            <text:p>88618.51648</text:p>
          </table:table-cell>
          <table:table-cell office:value-type="float" office:value="157516.078902">
            <text:p>157516.078902</text:p>
          </table:table-cell>
        </table:table-row>
        <table:table-row table:style-name="ro1">
          <table:table-cell/>
          <table:table-cell office:value-type="string">
            <text:p>4096^2</text:p>
          </table:table-cell>
          <table:table-cell office:value-type="float" office:value="24185.998905">
            <text:p>24185.998905</text:p>
          </table:table-cell>
          <table:table-cell office:value-type="float" office:value="47037.077393">
            <text:p>47037.077393</text:p>
          </table:table-cell>
          <table:table-cell office:value-type="float" office:value="87831.973211">
            <text:p>87831.973211</text:p>
          </table:table-cell>
          <table:table-cell office:value-type="float" office:value="131526.054991">
            <text:p>131526.05499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128^2</text:p>
          </table:table-cell>
          <table:table-cell office:value-type="float" office:value="7308.42307">
            <text:p>7308.42307</text:p>
          </table:table-cell>
          <table:table-cell office:value-type="float" office:value="13206.246851">
            <text:p>13206.246851</text:p>
          </table:table-cell>
          <table:table-cell office:value-type="float" office:value="25795.227552">
            <text:p>25795.227552</text:p>
          </table:table-cell>
          <table:table-cell office:value-type="float" office:value="119156.363636">
            <text:p>119156.363636</text:p>
          </table:table-cell>
        </table:table-row>
        <table:table-row table:style-name="ro1">
          <table:table-cell/>
          <table:table-cell office:value-type="string">
            <text:p>256^2</text:p>
          </table:table-cell>
          <table:table-cell office:value-type="float" office:value="17873.771906">
            <text:p>17873.771906</text:p>
          </table:table-cell>
          <table:table-cell office:value-type="float" office:value="41579.221809">
            <text:p>41579.221809</text:p>
          </table:table-cell>
          <table:table-cell office:value-type="float" office:value="33903.639487">
            <text:p>33903.639487</text:p>
          </table:table-cell>
          <table:table-cell office:value-type="float" office:value="137518.163934">
            <text:p>137518.163934</text:p>
          </table:table-cell>
        </table:table-row>
        <table:table-row table:style-name="ro1">
          <table:table-cell/>
          <table:table-cell office:value-type="string">
            <text:p>512^2</text:p>
          </table:table-cell>
          <table:table-cell office:value-type="float" office:value="18290.528611">
            <text:p>18290.528611</text:p>
          </table:table-cell>
          <table:table-cell office:value-type="float" office:value="45166.061952">
            <text:p>45166.061952</text:p>
          </table:table-cell>
          <table:table-cell office:value-type="float" office:value="82211.030258">
            <text:p>82211.030258</text:p>
          </table:table-cell>
          <table:table-cell office:value-type="float" office:value="136185.610065">
            <text:p>136185.610065</text:p>
          </table:table-cell>
        </table:table-row>
        <table:table-row table:style-name="ro1">
          <table:table-cell/>
          <table:table-cell office:value-type="string">
            <text:p>1024^2</text:p>
          </table:table-cell>
          <table:table-cell office:value-type="float" office:value="23084.123033">
            <text:p>23084.123033</text:p>
          </table:table-cell>
          <table:table-cell office:value-type="float" office:value="45685.1149">
            <text:p>45685.1149</text:p>
          </table:table-cell>
          <table:table-cell office:value-type="float" office:value="85700.178705">
            <text:p>85700.178705</text:p>
          </table:table-cell>
          <table:table-cell office:value-type="float" office:value="137799.657856">
            <text:p>137799.657856</text:p>
          </table:table-cell>
        </table:table-row>
        <table:table-row table:style-name="ro1">
          <table:table-cell/>
          <table:table-cell office:value-type="string">
            <text:p>2048^2</text:p>
          </table:table-cell>
          <table:table-cell office:value-type="float" office:value="23921.264166">
            <text:p>23921.264166</text:p>
          </table:table-cell>
          <table:table-cell office:value-type="float" office:value="47235.880362">
            <text:p>47235.880362</text:p>
          </table:table-cell>
          <table:table-cell office:value-type="float" office:value="89996.150692">
            <text:p>89996.150692</text:p>
          </table:table-cell>
          <table:table-cell office:value-type="float" office:value="145240.825867">
            <text:p>145240.825867</text:p>
          </table:table-cell>
        </table:table-row>
        <table:table-row table:style-name="ro1">
          <table:table-cell/>
          <table:table-cell office:value-type="string">
            <text:p>4096^2</text:p>
          </table:table-cell>
          <table:table-cell office:value-type="float" office:value="24181.874961">
            <text:p>24181.874961</text:p>
          </table:table-cell>
          <table:table-cell office:value-type="float" office:value="48030.096995">
            <text:p>48030.096995</text:p>
          </table:table-cell>
          <table:table-cell office:value-type="float" office:value="87270.945184">
            <text:p>87270.945184</text:p>
          </table:table-cell>
          <table:table-cell office:value-type="float" office:value="116462.891891">
            <text:p>116462.891891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128^2</text:p>
          </table:table-cell>
          <table:table-cell office:value-type="float" office:value="7229.065839">
            <text:p>7229.065839</text:p>
          </table:table-cell>
          <table:table-cell office:value-type="float" office:value="13285.726956">
            <text:p>13285.726956</text:p>
          </table:table-cell>
          <table:table-cell office:value-type="float" office:value="26035.40658">
            <text:p>26035.40658</text:p>
          </table:table-cell>
          <table:table-cell office:value-type="float" office:value="104077.022333">
            <text:p>104077.022333</text:p>
          </table:table-cell>
        </table:table-row>
        <table:table-row table:style-name="ro1">
          <table:table-cell/>
          <table:table-cell office:value-type="string">
            <text:p>256^2</text:p>
          </table:table-cell>
          <table:table-cell office:value-type="float" office:value="14938.975112">
            <text:p>14938.975112</text:p>
          </table:table-cell>
          <table:table-cell office:value-type="float" office:value="24715.992929">
            <text:p>24715.992929</text:p>
          </table:table-cell>
          <table:table-cell office:value-type="float" office:value="34919.796025">
            <text:p>34919.796025</text:p>
          </table:table-cell>
          <table:table-cell office:value-type="float" office:value="62034.446293">
            <text:p>62034.446293</text:p>
          </table:table-cell>
        </table:table-row>
        <table:table-row table:style-name="ro1">
          <table:table-cell/>
          <table:table-cell office:value-type="string">
            <text:p>512^2</text:p>
          </table:table-cell>
          <table:table-cell office:value-type="float" office:value="18333.87672">
            <text:p>18333.87672</text:p>
          </table:table-cell>
          <table:table-cell office:value-type="float" office:value="35273.114504">
            <text:p>35273.114504</text:p>
          </table:table-cell>
          <table:table-cell office:value-type="float" office:value="83763.053016">
            <text:p>83763.053016</text:p>
          </table:table-cell>
          <table:table-cell office:value-type="float" office:value="153532.061313">
            <text:p>153532.061313</text:p>
          </table:table-cell>
        </table:table-row>
        <table:table-row table:style-name="ro1">
          <table:table-cell/>
          <table:table-cell office:value-type="string">
            <text:p>1024^2</text:p>
          </table:table-cell>
          <table:table-cell office:value-type="float" office:value="22146.56391">
            <text:p>22146.56391</text:p>
          </table:table-cell>
          <table:table-cell office:value-type="float" office:value="42396.23254">
            <text:p>42396.23254</text:p>
          </table:table-cell>
          <table:table-cell office:value-type="float" office:value="86347.662986">
            <text:p>86347.662986</text:p>
          </table:table-cell>
          <table:table-cell office:value-type="float" office:value="152321.089485">
            <text:p>152321.089485</text:p>
          </table:table-cell>
        </table:table-row>
        <table:table-row table:style-name="ro1">
          <table:table-cell/>
          <table:table-cell office:value-type="string">
            <text:p>2048^2</text:p>
          </table:table-cell>
          <table:table-cell office:value-type="float" office:value="23931.804125">
            <text:p>23931.804125</text:p>
          </table:table-cell>
          <table:table-cell office:value-type="float" office:value="47337.569823">
            <text:p>47337.569823</text:p>
          </table:table-cell>
          <table:table-cell office:value-type="float" office:value="89372.076705">
            <text:p>89372.076705</text:p>
          </table:table-cell>
          <table:table-cell office:value-type="float" office:value="146730.015433">
            <text:p>146730.015433</text:p>
          </table:table-cell>
        </table:table-row>
        <table:table-row table:style-name="ro1">
          <table:table-cell/>
          <table:table-cell office:value-type="string">
            <text:p>4096^2</text:p>
          </table:table-cell>
          <table:table-cell office:value-type="float" office:value="24199.354027">
            <text:p>24199.354027</text:p>
          </table:table-cell>
          <table:table-cell office:value-type="float" office:value="47186.137261">
            <text:p>47186.137261</text:p>
          </table:table-cell>
          <table:table-cell office:value-type="float" office:value="90567.960109">
            <text:p>90567.960109</text:p>
          </table:table-cell>
          <table:table-cell office:value-type="float" office:value="115219.756677">
            <text:p>115219.756677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128^2</text:p>
          </table:table-cell>
          <table:table-cell office:value-type="float" office:value="7163.627669">
            <text:p>7163.627669</text:p>
          </table:table-cell>
          <table:table-cell office:value-type="float" office:value="13626.718648">
            <text:p>13626.718648</text:p>
          </table:table-cell>
          <table:table-cell office:value-type="float" office:value="49695.545024">
            <text:p>49695.545024</text:p>
          </table:table-cell>
          <table:table-cell office:value-type="float" office:value="118149.408451">
            <text:p>118149.408451</text:p>
          </table:table-cell>
        </table:table-row>
        <table:table-row table:style-name="ro1">
          <table:table-cell/>
          <table:table-cell office:value-type="string">
            <text:p>256^2</text:p>
          </table:table-cell>
          <table:table-cell office:value-type="float" office:value="15752.514905">
            <text:p>15752.514905</text:p>
          </table:table-cell>
          <table:table-cell office:value-type="float" office:value="36946.082361">
            <text:p>36946.082361</text:p>
          </table:table-cell>
          <table:table-cell office:value-type="float" office:value="80350.651341">
            <text:p>80350.651341</text:p>
          </table:table-cell>
          <table:table-cell office:value-type="float" office:value="55279.130148">
            <text:p>55279.130148</text:p>
          </table:table-cell>
        </table:table-row>
        <table:table-row table:style-name="ro1">
          <table:table-cell/>
          <table:table-cell office:value-type="string">
            <text:p>512^2</text:p>
          </table:table-cell>
          <table:table-cell office:value-type="float" office:value="18340.76633">
            <text:p>18340.76633</text:p>
          </table:table-cell>
          <table:table-cell office:value-type="float" office:value="45057.65006">
            <text:p>45057.65006</text:p>
          </table:table-cell>
          <table:table-cell office:value-type="float" office:value="83476.523308">
            <text:p>83476.523308</text:p>
          </table:table-cell>
          <table:table-cell office:value-type="float" office:value="154228.931916">
            <text:p>154228.931916</text:p>
          </table:table-cell>
        </table:table-row>
        <table:table-row table:style-name="ro1">
          <table:table-cell/>
          <table:table-cell office:value-type="string">
            <text:p>1024^2</text:p>
          </table:table-cell>
          <table:table-cell office:value-type="float" office:value="22694.171627">
            <text:p>22694.171627</text:p>
          </table:table-cell>
          <table:table-cell office:value-type="float" office:value="45656.6561">
            <text:p>45656.6561</text:p>
          </table:table-cell>
          <table:table-cell office:value-type="float" office:value="85937.15827">
            <text:p>85937.15827</text:p>
          </table:table-cell>
          <table:table-cell office:value-type="float" office:value="151310.094556">
            <text:p>151310.094556</text:p>
          </table:table-cell>
        </table:table-row>
        <table:table-row table:style-name="ro1">
          <table:table-cell/>
          <table:table-cell office:value-type="string">
            <text:p>2048^2</text:p>
          </table:table-cell>
          <table:table-cell office:value-type="float" office:value="23927.077823">
            <text:p>23927.077823</text:p>
          </table:table-cell>
          <table:table-cell office:value-type="float" office:value="47232.529835">
            <text:p>47232.529835</text:p>
          </table:table-cell>
          <table:table-cell office:value-type="float" office:value="90138.136876">
            <text:p>90138.136876</text:p>
          </table:table-cell>
          <table:table-cell office:value-type="float" office:value="144139.358013">
            <text:p>144139.358013</text:p>
          </table:table-cell>
        </table:table-row>
        <table:table-row table:style-name="ro1">
          <table:table-cell/>
          <table:table-cell office:value-type="string">
            <text:p>4096^2</text:p>
          </table:table-cell>
          <table:table-cell office:value-type="float" office:value="24196.221845">
            <text:p>24196.221845</text:p>
          </table:table-cell>
          <table:table-cell office:value-type="float" office:value="47317.618515">
            <text:p>47317.618515</text:p>
          </table:table-cell>
          <table:table-cell office:value-type="float" office:value="88913.749883">
            <text:p>88913.749883</text:p>
          </table:table-cell>
          <table:table-cell office:value-type="float" office:value="115645.102027">
            <text:p>115645.102027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128^2</text:p>
          </table:table-cell>
          <table:table-cell office:value-type="float" office:value="7435.390888">
            <text:p>7435.390888</text:p>
          </table:table-cell>
          <table:table-cell office:value-type="float" office:value="13264.718533">
            <text:p>13264.718533</text:p>
          </table:table-cell>
          <table:table-cell office:value-type="float" office:value="65331.838006">
            <text:p>65331.838006</text:p>
          </table:table-cell>
          <table:table-cell office:value-type="float" office:value="68646.546645">
            <text:p>68646.546645</text:p>
          </table:table-cell>
        </table:table-row>
        <table:table-row table:style-name="ro1">
          <table:table-cell/>
          <table:table-cell office:value-type="string">
            <text:p>256^2</text:p>
          </table:table-cell>
          <table:table-cell office:value-type="float" office:value="16637.461325">
            <text:p>16637.461325</text:p>
          </table:table-cell>
          <table:table-cell office:value-type="float" office:value="42074.522884">
            <text:p>42074.522884</text:p>
          </table:table-cell>
          <table:table-cell office:value-type="float" office:value="80698.489658">
            <text:p>80698.489658</text:p>
          </table:table-cell>
          <table:table-cell office:value-type="float" office:value="140985.008403">
            <text:p>140985.008403</text:p>
          </table:table-cell>
        </table:table-row>
        <table:table-row table:style-name="ro1">
          <table:table-cell/>
          <table:table-cell office:value-type="string">
            <text:p>512^2</text:p>
          </table:table-cell>
          <table:table-cell office:value-type="float" office:value="23184.558567">
            <text:p>23184.558567</text:p>
          </table:table-cell>
          <table:table-cell office:value-type="float" office:value="35491.373721">
            <text:p>35491.373721</text:p>
          </table:table-cell>
          <table:table-cell office:value-type="float" office:value="83920.17257">
            <text:p>83920.17257</text:p>
          </table:table-cell>
          <table:table-cell office:value-type="float" office:value="149679.634214">
            <text:p>149679.634214</text:p>
          </table:table-cell>
        </table:table-row>
        <table:table-row table:style-name="ro1">
          <table:table-cell/>
          <table:table-cell office:value-type="string">
            <text:p>1024^2</text:p>
          </table:table-cell>
          <table:table-cell office:value-type="float" office:value="23300.399479">
            <text:p>23300.399479</text:p>
          </table:table-cell>
          <table:table-cell office:value-type="float" office:value="43318.311793">
            <text:p>43318.311793</text:p>
          </table:table-cell>
          <table:table-cell office:value-type="float" office:value="86462.040882">
            <text:p>86462.040882</text:p>
          </table:table-cell>
          <table:table-cell office:value-type="float" office:value="146616.939284">
            <text:p>146616.939284</text:p>
          </table:table-cell>
        </table:table-row>
        <table:table-row table:style-name="ro1">
          <table:table-cell/>
          <table:table-cell office:value-type="string">
            <text:p>2048^2</text:p>
          </table:table-cell>
          <table:table-cell office:value-type="float" office:value="23923.246156">
            <text:p>23923.246156</text:p>
          </table:table-cell>
          <table:table-cell office:value-type="float" office:value="47247.662925">
            <text:p>47247.662925</text:p>
          </table:table-cell>
          <table:table-cell office:value-type="float" office:value="88044.641659">
            <text:p>88044.641659</text:p>
          </table:table-cell>
          <table:table-cell office:value-type="float" office:value="148081.767824">
            <text:p>148081.767824</text:p>
          </table:table-cell>
        </table:table-row>
        <table:table-row table:style-name="ro1">
          <table:table-cell/>
          <table:table-cell office:value-type="string">
            <text:p>4096^2</text:p>
          </table:table-cell>
          <table:table-cell office:value-type="float" office:value="24189.943309">
            <text:p>24189.943309</text:p>
          </table:table-cell>
          <table:table-cell office:value-type="float" office:value="47358.41589">
            <text:p>47358.41589</text:p>
          </table:table-cell>
          <table:table-cell office:value-type="float" office:value="89514.197768">
            <text:p>89514.197768</text:p>
          </table:table-cell>
          <table:table-cell office:value-type="float" office:value="129960.751887">
            <text:p>129960.7518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00/00/00</text:date>, <text:time style:data-style-name="N2" text:time-value="0000-00-00T21:11:30.7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8T00:33:27.15</dc:date>
    <meta:generator>LibreOffice/4.0.2.2$Windows_x86 LibreOffice_project/4c82dcdd6efcd48b1d8bba66bfe1989deee49c3</meta:generator>
    <meta:editing-duration>PT3H21M31S</meta:editing-duration>
    <meta:editing-cycles>9</meta:editing-cycles>
    <meta:document-statistic meta:table-count="2" meta:cell-count="42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89cm" svg:y="4.188cm" style:legend-expansion="high" chart:style-name="ch2"/>
        <chart:plot-area chart:style-name="ch3" table:cell-range-address="mic.A1:mic.B30" chart:data-source-has-labels="column" svg:x="0.77cm" svg:y="0.855cm" svg:width="13.079cm" svg:height="7.545cm">
          <chartooo:coordinate-region svg:x="2.132cm" svg:y="1.067cm" svg:width="11.717cm" svg:height="5.611cm"/>
          <chart:axis chart:dimension="x" chart:name="primary-x" chart:style-name="ch4" chartooo:axis-type="auto">
            <chartooo:date-scale/>
            <chart:categories table:cell-range-address="mic.A1:mic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c.B1:mic.B30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28^2</text:p>
                <draw:g>
                  <svg:desc>mic.A1:mic.A30</svg:desc>
                </draw:g>
              </table:table-cell>
              <table:table-cell office:value-type="float" office:value="18291.774967">
                <text:p>18291.774967</text:p>
                <draw:g>
                  <svg:desc>mic.B1:mic.B30</svg:desc>
                </draw:g>
              </table:table-cell>
            </table:table-row>
            <table:table-row>
              <table:table-cell office:value-type="string">
                <text:p>256^2</text:p>
              </table:table-cell>
              <table:table-cell office:value-type="float" office:value="43833.353364">
                <text:p>43833.353364</text:p>
              </table:table-cell>
            </table:table-row>
            <table:table-row>
              <table:table-cell office:value-type="string">
                <text:p>512^2</text:p>
              </table:table-cell>
              <table:table-cell office:value-type="float" office:value="69068.688023">
                <text:p>69068.688023</text:p>
              </table:table-cell>
            </table:table-row>
            <table:table-row>
              <table:table-cell office:value-type="string">
                <text:p>1024^2</text:p>
              </table:table-cell>
              <table:table-cell office:value-type="float" office:value="64962.856633">
                <text:p>64962.856633</text:p>
              </table:table-cell>
            </table:table-row>
            <table:table-row>
              <table:table-cell office:value-type="string">
                <text:p>2048^2</text:p>
              </table:table-cell>
              <table:table-cell office:value-type="float" office:value="76151.598615">
                <text:p>76151.598615</text:p>
              </table:table-cell>
            </table:table-row>
            <table:table-row>
              <table:table-cell office:value-type="string">
                <text:p>4096^2</text:p>
              </table:table-cell>
              <table:table-cell office:value-type="float" office:value="61161.423274">
                <text:p>61161.423274</text:p>
              </table:table-cell>
            </table:table-row>
            <table:table-row>
              <table:table-cell office:value-type="string">
                <text:p>128^2</text:p>
              </table:table-cell>
              <table:table-cell office:value-type="float" office:value="15773.990222">
                <text:p>15773.990222</text:p>
              </table:table-cell>
            </table:table-row>
            <table:table-row>
              <table:table-cell office:value-type="string">
                <text:p>256^2</text:p>
              </table:table-cell>
              <table:table-cell office:value-type="float" office:value="46720.178223">
                <text:p>46720.178223</text:p>
              </table:table-cell>
            </table:table-row>
            <table:table-row>
              <table:table-cell office:value-type="string">
                <text:p>512^2</text:p>
              </table:table-cell>
              <table:table-cell office:value-type="float" office:value="110458.174636">
                <text:p>110458.174636</text:p>
              </table:table-cell>
            </table:table-row>
            <table:table-row>
              <table:table-cell office:value-type="string">
                <text:p>1024^2</text:p>
              </table:table-cell>
              <table:table-cell office:value-type="float" office:value="207286.066409">
                <text:p>207286.066409</text:p>
              </table:table-cell>
            </table:table-row>
            <table:table-row>
              <table:table-cell office:value-type="string">
                <text:p>2048^2</text:p>
              </table:table-cell>
              <table:table-cell office:value-type="float" office:value="238388.453807">
                <text:p>238388.453807</text:p>
              </table:table-cell>
            </table:table-row>
            <table:table-row>
              <table:table-cell office:value-type="string">
                <text:p>4096^2</text:p>
              </table:table-cell>
              <table:table-cell office:value-type="float" office:value="209552.989564">
                <text:p>209552.989564</text:p>
              </table:table-cell>
            </table:table-row>
            <table:table-row>
              <table:table-cell office:value-type="string">
                <text:p>128^2</text:p>
              </table:table-cell>
              <table:table-cell office:value-type="float" office:value="12501.651267">
                <text:p>12501.651267</text:p>
              </table:table-cell>
            </table:table-row>
            <table:table-row>
              <table:table-cell office:value-type="string">
                <text:p>256^2</text:p>
              </table:table-cell>
              <table:table-cell office:value-type="float" office:value="54032.901771">
                <text:p>54032.901771</text:p>
              </table:table-cell>
            </table:table-row>
            <table:table-row>
              <table:table-cell office:value-type="string">
                <text:p>512^2</text:p>
              </table:table-cell>
              <table:table-cell office:value-type="float" office:value="178433.565541">
                <text:p>178433.565541</text:p>
              </table:table-cell>
            </table:table-row>
            <table:table-row>
              <table:table-cell office:value-type="string">
                <text:p>1024^2</text:p>
              </table:table-cell>
              <table:table-cell office:value-type="float" office:value="232880.435509">
                <text:p>232880.435509</text:p>
              </table:table-cell>
            </table:table-row>
            <table:table-row>
              <table:table-cell office:value-type="string">
                <text:p>2048^2</text:p>
              </table:table-cell>
              <table:table-cell office:value-type="float" office:value="340059.405624">
                <text:p>340059.405624</text:p>
              </table:table-cell>
            </table:table-row>
            <table:table-row>
              <table:table-cell office:value-type="string">
                <text:p>4096^2</text:p>
              </table:table-cell>
              <table:table-cell office:value-type="float" office:value="328139.393148">
                <text:p>328139.393148</text:p>
              </table:table-cell>
            </table:table-row>
            <table:table-row>
              <table:table-cell office:value-type="string">
                <text:p>128^2</text:p>
              </table:table-cell>
              <table:table-cell office:value-type="float" office:value="14650.031436">
                <text:p>14650.031436</text:p>
              </table:table-cell>
            </table:table-row>
            <table:table-row>
              <table:table-cell office:value-type="string">
                <text:p>256^2</text:p>
              </table:table-cell>
              <table:table-cell office:value-type="float" office:value="69832.324662">
                <text:p>69832.324662</text:p>
              </table:table-cell>
            </table:table-row>
            <table:table-row>
              <table:table-cell office:value-type="string">
                <text:p>512^2</text:p>
              </table:table-cell>
              <table:table-cell office:value-type="float" office:value="165762.292207">
                <text:p>165762.292207</text:p>
              </table:table-cell>
            </table:table-row>
            <table:table-row>
              <table:table-cell office:value-type="string">
                <text:p>1024^2</text:p>
              </table:table-cell>
              <table:table-cell office:value-type="float" office:value="200600.043717">
                <text:p>200600.043717</text:p>
              </table:table-cell>
            </table:table-row>
            <table:table-row>
              <table:table-cell office:value-type="string">
                <text:p>2048^2</text:p>
              </table:table-cell>
              <table:table-cell office:value-type="float" office:value="275205.070732">
                <text:p>275205.070732</text:p>
              </table:table-cell>
            </table:table-row>
            <table:table-row>
              <table:table-cell office:value-type="string">
                <text:p>4096^2</text:p>
              </table:table-cell>
              <table:table-cell office:value-type="float" office:value="269948.008435">
                <text:p>269948.008435</text:p>
              </table:table-cell>
            </table:table-row>
            <table:table-row>
              <table:table-cell office:value-type="string">
                <text:p>128^2</text:p>
              </table:table-cell>
              <table:table-cell office:value-type="float" office:value="14359.137282">
                <text:p>14359.137282</text:p>
              </table:table-cell>
            </table:table-row>
            <table:table-row>
              <table:table-cell office:value-type="string">
                <text:p>256^2</text:p>
              </table:table-cell>
              <table:table-cell office:value-type="float" office:value="65702.823575">
                <text:p>65702.823575</text:p>
              </table:table-cell>
            </table:table-row>
            <table:table-row>
              <table:table-cell office:value-type="string">
                <text:p>512^2</text:p>
              </table:table-cell>
              <table:table-cell office:value-type="float" office:value="125542.725657">
                <text:p>125542.725657</text:p>
              </table:table-cell>
            </table:table-row>
            <table:table-row>
              <table:table-cell office:value-type="string">
                <text:p>1024^2</text:p>
              </table:table-cell>
              <table:table-cell office:value-type="float" office:value="200553.208689">
                <text:p>200553.208689</text:p>
              </table:table-cell>
            </table:table-row>
            <table:table-row>
              <table:table-cell office:value-type="string">
                <text:p>2048^2</text:p>
              </table:table-cell>
              <table:table-cell office:value-type="float" office:value="251661.066272">
                <text:p>251661.066272</text:p>
              </table:table-cell>
            </table:table-row>
            <table:table-row>
              <table:table-cell office:value-type="string">
                <text:p>4096^2</text:p>
              </table:table-cell>
              <table:table-cell office:value-type="float" office:value="251502.83139">
                <text:p>251502.83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3.14cm" style:legend-expansion="high" chart:style-name="ch2"/>
        <chart:plot-area chart:style-name="ch3" table:cell-range-address="mic.K12:mic.K17 mic.P11:mic.T17" chart:data-source-has-labels="both" svg:x="0.77cm" svg:y="0.855cm" svg:width="12.69cm" svg:height="7.545cm">
          <chartooo:coordinate-region svg:x="2.132cm" svg:y="1.068cm" svg:width="10.797cm" svg:height="6.659cm"/>
          <chart:axis chart:dimension="x" chart:name="primary-x" chart:style-name="ch4" chartooo:axis-type="auto">
            <chartooo:date-scale/>
            <chart:categories table:cell-range-address="mic.K12:mic.K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ic.P12:mic.P17" chart:label-cell-address="mic.P11:mic.P11" chart:class="chart:line">
            <chart:data-point chart:repeated="6"/>
          </chart:series>
          <chart:series chart:style-name="ch7" chart:values-cell-range-address="mic.Q12:mic.Q17" chart:label-cell-address="mic.Q11:mic.Q11" chart:class="chart:line">
            <chart:data-point chart:repeated="6"/>
          </chart:series>
          <chart:series chart:style-name="ch8" chart:values-cell-range-address="mic.R12:mic.R17" chart:label-cell-address="mic.R11:mic.R11" chart:class="chart:line">
            <chart:data-point chart:repeated="6"/>
          </chart:series>
          <chart:series chart:style-name="ch9" chart:values-cell-range-address="mic.S12:mic.S17" chart:label-cell-address="mic.S11:mic.S11" chart:class="chart:line">
            <chart:data-point chart:repeated="6"/>
          </chart:series>
          <chart:series chart:style-name="ch10" chart:values-cell-range-address="mic.T12:mic.T17" chart:label-cell-address="mic.T11:mic.T1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</text:p>
                <draw:g>
                  <svg:desc>mic.P11:mic.P11</svg:desc>
                </draw:g>
              </table:table-cell>
              <table:table-cell office:value-type="string">
                <text:p>57</text:p>
                <draw:g>
                  <svg:desc>mic.Q11:mic.Q11</svg:desc>
                </draw:g>
              </table:table-cell>
              <table:table-cell office:value-type="string">
                <text:p>114</text:p>
                <draw:g>
                  <svg:desc>mic.R11:mic.R11</svg:desc>
                </draw:g>
              </table:table-cell>
              <table:table-cell office:value-type="string">
                <text:p>171</text:p>
                <draw:g>
                  <svg:desc>mic.S11:mic.S11</svg:desc>
                </draw:g>
              </table:table-cell>
              <table:table-cell office:value-type="string">
                <text:p>228</text:p>
                <draw:g>
                  <svg:desc>mic.T11:mic.T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^2</text:p>
                <draw:g>
                  <svg:desc>mic.K12:mic.K17</svg:desc>
                </draw:g>
              </table:table-cell>
              <table:table-cell office:value-type="float" office:value="18291.774967">
                <text:p>18291.774967</text:p>
                <draw:g>
                  <svg:desc>mic.P12:mic.P17</svg:desc>
                </draw:g>
              </table:table-cell>
              <table:table-cell office:value-type="float" office:value="15773.990222">
                <text:p>15773.990222</text:p>
                <draw:g>
                  <svg:desc>mic.Q12:mic.Q17</svg:desc>
                </draw:g>
              </table:table-cell>
              <table:table-cell office:value-type="float" office:value="12501.651267">
                <text:p>12501.651267</text:p>
                <draw:g>
                  <svg:desc>mic.R12:mic.R17</svg:desc>
                </draw:g>
              </table:table-cell>
              <table:table-cell office:value-type="float" office:value="14650.031436">
                <text:p>14650.031436</text:p>
                <draw:g>
                  <svg:desc>mic.S12:mic.S17</svg:desc>
                </draw:g>
              </table:table-cell>
              <table:table-cell office:value-type="float" office:value="14359.137282">
                <text:p>14359.137282</text:p>
                <draw:g>
                  <svg:desc>mic.T12:mic.T17</svg:desc>
                </draw:g>
              </table:table-cell>
            </table:table-row>
            <table:table-row>
              <table:table-cell office:value-type="string">
                <text:p>256^2</text:p>
              </table:table-cell>
              <table:table-cell office:value-type="float" office:value="43833.353364">
                <text:p>43833.353364</text:p>
              </table:table-cell>
              <table:table-cell office:value-type="float" office:value="46720.178223">
                <text:p>46720.178223</text:p>
              </table:table-cell>
              <table:table-cell office:value-type="float" office:value="54032.901771">
                <text:p>54032.901771</text:p>
              </table:table-cell>
              <table:table-cell office:value-type="float" office:value="69832.324662">
                <text:p>69832.324662</text:p>
              </table:table-cell>
              <table:table-cell office:value-type="float" office:value="65702.823575">
                <text:p>65702.823575</text:p>
              </table:table-cell>
            </table:table-row>
            <table:table-row>
              <table:table-cell office:value-type="string">
                <text:p>512^2</text:p>
              </table:table-cell>
              <table:table-cell office:value-type="float" office:value="69068.688023">
                <text:p>69068.688023</text:p>
              </table:table-cell>
              <table:table-cell office:value-type="float" office:value="110458.174636">
                <text:p>110458.174636</text:p>
              </table:table-cell>
              <table:table-cell office:value-type="float" office:value="178433.565541">
                <text:p>178433.565541</text:p>
              </table:table-cell>
              <table:table-cell office:value-type="float" office:value="165762.292207">
                <text:p>165762.292207</text:p>
              </table:table-cell>
              <table:table-cell office:value-type="float" office:value="125542.725657">
                <text:p>125542.725657</text:p>
              </table:table-cell>
            </table:table-row>
            <table:table-row>
              <table:table-cell office:value-type="string">
                <text:p>1024^2</text:p>
              </table:table-cell>
              <table:table-cell office:value-type="float" office:value="64962.856633">
                <text:p>64962.856633</text:p>
              </table:table-cell>
              <table:table-cell office:value-type="float" office:value="207286.066409">
                <text:p>207286.066409</text:p>
              </table:table-cell>
              <table:table-cell office:value-type="float" office:value="232880.435509">
                <text:p>232880.435509</text:p>
              </table:table-cell>
              <table:table-cell office:value-type="float" office:value="200600.043717">
                <text:p>200600.043717</text:p>
              </table:table-cell>
              <table:table-cell office:value-type="float" office:value="200553.208689">
                <text:p>200553.208689</text:p>
              </table:table-cell>
            </table:table-row>
            <table:table-row>
              <table:table-cell office:value-type="string">
                <text:p>2048^2</text:p>
              </table:table-cell>
              <table:table-cell office:value-type="float" office:value="76151.598615">
                <text:p>76151.598615</text:p>
              </table:table-cell>
              <table:table-cell office:value-type="float" office:value="238388.453807">
                <text:p>238388.453807</text:p>
              </table:table-cell>
              <table:table-cell office:value-type="float" office:value="340059.405624">
                <text:p>340059.405624</text:p>
              </table:table-cell>
              <table:table-cell office:value-type="float" office:value="275205.070732">
                <text:p>275205.070732</text:p>
              </table:table-cell>
              <table:table-cell office:value-type="float" office:value="251661.066272">
                <text:p>251661.066272</text:p>
              </table:table-cell>
            </table:table-row>
            <table:table-row>
              <table:table-cell office:value-type="string">
                <text:p>4096^2</text:p>
              </table:table-cell>
              <table:table-cell office:value-type="float" office:value="61161.423274">
                <text:p>61161.423274</text:p>
              </table:table-cell>
              <table:table-cell office:value-type="float" office:value="209552.989564">
                <text:p>209552.989564</text:p>
              </table:table-cell>
              <table:table-cell office:value-type="float" office:value="328139.393148">
                <text:p>328139.393148</text:p>
              </table:table-cell>
              <table:table-cell office:value-type="float" office:value="269948.008435">
                <text:p>269948.008435</text:p>
              </table:table-cell>
              <table:table-cell office:value-type="float" office:value="251502.83139">
                <text:p>251502.831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89cm" svg:y="3.402cm" style:legend-expansion="high" chart:style-name="ch2"/>
        <chart:plot-area chart:style-name="ch3" table:cell-range-address="host.A2:host.F31" chart:data-source-has-labels="column" svg:x="0.77cm" svg:y="0.855cm" svg:width="13.079cm" svg:height="7.545cm">
          <chartooo:coordinate-region svg:x="2.132cm" svg:y="1.067cm" svg:width="11.693cm" svg:height="5.785cm"/>
          <chart:axis chart:dimension="x" chart:name="primary-x" chart:style-name="ch4" chartooo:axis-type="auto">
            <chartooo:date-scale/>
            <chart:categories table:cell-range-address="host.A2:host.B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st.C2:host.C31" chart:class="chart:line">
            <chart:data-point chart:repeated="30"/>
          </chart:series>
          <chart:series chart:style-name="ch7" chart:values-cell-range-address="host.D2:host.D31" chart:class="chart:line">
            <chart:data-point chart:repeated="30"/>
          </chart:series>
          <chart:series chart:style-name="ch8" chart:values-cell-range-address="host.E2:host.E31" chart:class="chart:line">
            <chart:data-point chart:repeated="30"/>
          </chart:series>
          <chart:series chart:style-name="ch9" chart:values-cell-range-address="host.F2:host.F3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st.A2:host.B31</svg:desc>
                </draw:g>
              </table:table-cell>
              <table:table-cell office:value-type="float" office:value="1">
                <text:p>1</text:p>
                <draw:g>
                  <svg:desc>host.C2:host.C31</svg:desc>
                </draw:g>
              </table:table-cell>
              <table:table-cell office:value-type="float" office:value="2">
                <text:p>2</text:p>
                <draw:g>
                  <svg:desc>host.D2:host.D31</svg:desc>
                </draw:g>
              </table:table-cell>
              <table:table-cell office:value-type="float" office:value="4">
                <text:p>4</text:p>
                <draw:g>
                  <svg:desc>host.E2:host.E31</svg:desc>
                </draw:g>
              </table:table-cell>
              <table:table-cell office:value-type="float" office:value="8">
                <text:p>8</text:p>
                <draw:g>
                  <svg:desc>host.F2:host.F31</svg:desc>
                </draw:g>
              </table:table-cell>
            </table:table-row>
            <table:table-row>
              <table:table-cell office:value-type="string">
                <text:p>A 128^2</text:p>
                <text:list>
                  <text:list-item>
                    <text:p>A</text:p>
                  </text:list-item>
                  <text:list-item>
                    <text:p>128^2</text:p>
                  </text:list-item>
                </text:list>
              </table:table-cell>
              <table:table-cell office:value-type="float" office:value="11119.575822">
                <text:p>11119.575822</text:p>
              </table:table-cell>
              <table:table-cell office:value-type="float" office:value="13173.065327">
                <text:p>13173.065327</text:p>
              </table:table-cell>
              <table:table-cell office:value-type="float" office:value="54120.051613">
                <text:p>54120.051613</text:p>
              </table:table-cell>
              <table:table-cell office:value-type="float" office:value="116832.980501">
                <text:p>116832.980501</text:p>
              </table:table-cell>
            </table:table-row>
            <table:table-row>
              <table:table-cell office:value-type="string">
                <text:p>A 256^2</text:p>
                <text:list>
                  <text:list-item>
                    <text:p/>
                  </text:list-item>
                  <text:list-item>
                    <text:p>256^2</text:p>
                  </text:list-item>
                </text:list>
              </table:table-cell>
              <table:table-cell office:value-type="float" office:value="14595.864109">
                <text:p>14595.864109</text:p>
              </table:table-cell>
              <table:table-cell office:value-type="float" office:value="24661.496399">
                <text:p>24661.496399</text:p>
              </table:table-cell>
              <table:table-cell office:value-type="float" office:value="38912.712513">
                <text:p>38912.712513</text:p>
              </table:table-cell>
              <table:table-cell office:value-type="float" office:value="58284.578774">
                <text:p>58284.578774</text:p>
              </table:table-cell>
            </table:table-row>
            <table:table-row>
              <table:table-cell office:value-type="string">
                <text:p>A 512^2</text:p>
                <text:list>
                  <text:list-item>
                    <text:p/>
                  </text:list-item>
                  <text:list-item>
                    <text:p>512^2</text:p>
                  </text:list-item>
                </text:list>
              </table:table-cell>
              <table:table-cell office:value-type="float" office:value="18262.778923">
                <text:p>18262.778923</text:p>
              </table:table-cell>
              <table:table-cell office:value-type="float" office:value="35423.462437">
                <text:p>35423.462437</text:p>
              </table:table-cell>
              <table:table-cell office:value-type="float" office:value="85529.856938">
                <text:p>85529.856938</text:p>
              </table:table-cell>
              <table:table-cell office:value-type="float" office:value="147654.266227">
                <text:p>147654.266227</text:p>
              </table:table-cell>
            </table:table-row>
            <table:table-row>
              <table:table-cell office:value-type="string">
                <text:p>A 1024^2</text:p>
                <text:list>
                  <text:list-item>
                    <text:p/>
                  </text:list-item>
                  <text:list-item>
                    <text:p>1024^2</text:p>
                  </text:list-item>
                </text:list>
              </table:table-cell>
              <table:table-cell office:value-type="float" office:value="22493.075516">
                <text:p>22493.075516</text:p>
              </table:table-cell>
              <table:table-cell office:value-type="float" office:value="41914.305779">
                <text:p>41914.305779</text:p>
              </table:table-cell>
              <table:table-cell office:value-type="float" office:value="85865.686571">
                <text:p>85865.686571</text:p>
              </table:table-cell>
              <table:table-cell office:value-type="float" office:value="137606.282712">
                <text:p>137606.282712</text:p>
              </table:table-cell>
            </table:table-row>
            <table:table-row>
              <table:table-cell office:value-type="string">
                <text:p>A 2048^2</text:p>
                <text:list>
                  <text:list-item>
                    <text:p/>
                  </text:list-item>
                  <text:list-item>
                    <text:p>2048^2</text:p>
                  </text:list-item>
                </text:list>
              </table:table-cell>
              <table:table-cell office:value-type="float" office:value="23917.927171">
                <text:p>23917.927171</text:p>
              </table:table-cell>
              <table:table-cell office:value-type="float" office:value="46364.849843">
                <text:p>46364.849843</text:p>
              </table:table-cell>
              <table:table-cell office:value-type="float" office:value="90108.304839">
                <text:p>90108.304839</text:p>
              </table:table-cell>
              <table:table-cell office:value-type="float" office:value="145596.677048">
                <text:p>145596.677048</text:p>
              </table:table-cell>
            </table:table-row>
            <table:table-row>
              <table:table-cell office:value-type="string">
                <text:p>A 4096^2</text:p>
                <text:list>
                  <text:list-item>
                    <text:p/>
                  </text:list-item>
                  <text:list-item>
                    <text:p>4096^2</text:p>
                  </text:list-item>
                </text:list>
              </table:table-cell>
              <table:table-cell office:value-type="float" office:value="24188.633757">
                <text:p>24188.633757</text:p>
              </table:table-cell>
              <table:table-cell office:value-type="float" office:value="47081.709439">
                <text:p>47081.709439</text:p>
              </table:table-cell>
              <table:table-cell office:value-type="float" office:value="90953.525314">
                <text:p>90953.525314</text:p>
              </table:table-cell>
              <table:table-cell office:value-type="float" office:value="129559.531448">
                <text:p>129559.531448</text:p>
              </table:table-cell>
            </table:table-row>
            <table:table-row>
              <table:table-cell office:value-type="string">
                <text:p>B 128^2</text:p>
                <text:list>
                  <text:list-item>
                    <text:p>B</text:p>
                  </text:list-item>
                  <text:list-item>
                    <text:p>128^2</text:p>
                  </text:list-item>
                </text:list>
              </table:table-cell>
              <table:table-cell office:value-type="float" office:value="7220.354622">
                <text:p>7220.354622</text:p>
              </table:table-cell>
              <table:table-cell office:value-type="float" office:value="13675.591784">
                <text:p>13675.591784</text:p>
              </table:table-cell>
              <table:table-cell office:value-type="float" office:value="70138.862876">
                <text:p>70138.862876</text:p>
              </table:table-cell>
              <table:table-cell office:value-type="float" office:value="104857.6">
                <text:p>104857.6</text:p>
              </table:table-cell>
            </table:table-row>
            <table:table-row>
              <table:table-cell office:value-type="string">
                <text:p>B 256^2</text:p>
                <text:list>
                  <text:list-item>
                    <text:p/>
                  </text:list-item>
                  <text:list-item>
                    <text:p>256^2</text:p>
                  </text:list-item>
                </text:list>
              </table:table-cell>
              <table:table-cell office:value-type="float" office:value="13855.734401">
                <text:p>13855.734401</text:p>
              </table:table-cell>
              <table:table-cell office:value-type="float" office:value="26613.604061">
                <text:p>26613.604061</text:p>
              </table:table-cell>
              <table:table-cell office:value-type="float" office:value="68942.740908">
                <text:p>68942.740908</text:p>
              </table:table-cell>
              <table:table-cell office:value-type="float" office:value="142602.770931">
                <text:p>142602.770931</text:p>
              </table:table-cell>
            </table:table-row>
            <table:table-row>
              <table:table-cell office:value-type="string">
                <text:p>B 512^2</text:p>
                <text:list>
                  <text:list-item>
                    <text:p/>
                  </text:list-item>
                  <text:list-item>
                    <text:p>512^2</text:p>
                  </text:list-item>
                </text:list>
              </table:table-cell>
              <table:table-cell office:value-type="float" office:value="18301.502379">
                <text:p>18301.502379</text:p>
              </table:table-cell>
              <table:table-cell office:value-type="float" office:value="45163.02236">
                <text:p>45163.02236</text:p>
              </table:table-cell>
              <table:table-cell office:value-type="float" office:value="82216.066156">
                <text:p>82216.066156</text:p>
              </table:table-cell>
              <table:table-cell office:value-type="float" office:value="156750.631241">
                <text:p>156750.631241</text:p>
              </table:table-cell>
            </table:table-row>
            <table:table-row>
              <table:table-cell office:value-type="string">
                <text:p>B 1024^2</text:p>
                <text:list>
                  <text:list-item>
                    <text:p/>
                  </text:list-item>
                  <text:list-item>
                    <text:p>1024^2</text:p>
                  </text:list-item>
                </text:list>
              </table:table-cell>
              <table:table-cell office:value-type="float" office:value="22360.677063">
                <text:p>22360.677063</text:p>
              </table:table-cell>
              <table:table-cell office:value-type="float" office:value="45821.684501">
                <text:p>45821.684501</text:p>
              </table:table-cell>
              <table:table-cell office:value-type="float" office:value="86514.28949">
                <text:p>86514.28949</text:p>
              </table:table-cell>
              <table:table-cell office:value-type="float" office:value="147313.936999">
                <text:p>147313.936999</text:p>
              </table:table-cell>
            </table:table-row>
            <table:table-row>
              <table:table-cell office:value-type="string">
                <text:p>B 2048^2</text:p>
                <text:list>
                  <text:list-item>
                    <text:p/>
                  </text:list-item>
                  <text:list-item>
                    <text:p>2048^2</text:p>
                  </text:list-item>
                </text:list>
              </table:table-cell>
              <table:table-cell office:value-type="float" office:value="23912.860184">
                <text:p>23912.860184</text:p>
              </table:table-cell>
              <table:table-cell office:value-type="float" office:value="47317.556611">
                <text:p>47317.556611</text:p>
              </table:table-cell>
              <table:table-cell office:value-type="float" office:value="88109.664976">
                <text:p>88109.664976</text:p>
              </table:table-cell>
              <table:table-cell office:value-type="float" office:value="148827.211712">
                <text:p>148827.211712</text:p>
              </table:table-cell>
            </table:table-row>
            <table:table-row>
              <table:table-cell office:value-type="string">
                <text:p>B 4096^2</text:p>
                <text:list>
                  <text:list-item>
                    <text:p/>
                  </text:list-item>
                  <text:list-item>
                    <text:p>4096^2</text:p>
                  </text:list-item>
                </text:list>
              </table:table-cell>
              <table:table-cell office:value-type="float" office:value="24191.364988">
                <text:p>24191.364988</text:p>
              </table:table-cell>
              <table:table-cell office:value-type="float" office:value="48053.728237">
                <text:p>48053.728237</text:p>
              </table:table-cell>
              <table:table-cell office:value-type="float" office:value="87768.810615">
                <text:p>87768.810615</text:p>
              </table:table-cell>
              <table:table-cell office:value-type="float" office:value="116292.548955">
                <text:p>116292.548955</text:p>
              </table:table-cell>
            </table:table-row>
            <table:table-row>
              <table:table-cell office:value-type="string">
                <text:p>C 128^2</text:p>
                <text:list>
                  <text:list-item>
                    <text:p>C</text:p>
                  </text:list-item>
                  <text:list-item>
                    <text:p>128^2</text:p>
                  </text:list-item>
                </text:list>
              </table:table-cell>
              <table:table-cell office:value-type="float" office:value="7293.173361">
                <text:p>7293.173361</text:p>
              </table:table-cell>
              <table:table-cell office:value-type="float" office:value="13005.593798">
                <text:p>13005.593798</text:p>
              </table:table-cell>
              <table:table-cell office:value-type="float" office:value="35069.431438">
                <text:p>35069.431438</text:p>
              </table:table-cell>
              <table:table-cell office:value-type="float" office:value="119156.363636">
                <text:p>119156.363636</text:p>
              </table:table-cell>
            </table:table-row>
            <table:table-row>
              <table:table-cell office:value-type="string">
                <text:p>C 256^2</text:p>
                <text:list>
                  <text:list-item>
                    <text:p/>
                  </text:list-item>
                  <text:list-item>
                    <text:p>256^2</text:p>
                  </text:list-item>
                </text:list>
              </table:table-cell>
              <table:table-cell office:value-type="float" office:value="16470.049575">
                <text:p>16470.049575</text:p>
              </table:table-cell>
              <table:table-cell office:value-type="float" office:value="42244.028705">
                <text:p>42244.028705</text:p>
              </table:table-cell>
              <table:table-cell office:value-type="float" office:value="34778.640133">
                <text:p>34778.640133</text:p>
              </table:table-cell>
              <table:table-cell office:value-type="float" office:value="138311.755977">
                <text:p>138311.755977</text:p>
              </table:table-cell>
            </table:table-row>
            <table:table-row>
              <table:table-cell office:value-type="string">
                <text:p>C 512^2</text:p>
                <text:list>
                  <text:list-item>
                    <text:p/>
                  </text:list-item>
                  <text:list-item>
                    <text:p>512^2</text:p>
                  </text:list-item>
                </text:list>
              </table:table-cell>
              <table:table-cell office:value-type="float" office:value="18137.285712">
                <text:p>18137.285712</text:p>
              </table:table-cell>
              <table:table-cell office:value-type="float" office:value="45683.365555">
                <text:p>45683.365555</text:p>
              </table:table-cell>
              <table:table-cell office:value-type="float" office:value="85469.944917">
                <text:p>85469.944917</text:p>
              </table:table-cell>
              <table:table-cell office:value-type="float" office:value="136650.099776">
                <text:p>136650.099776</text:p>
              </table:table-cell>
            </table:table-row>
            <table:table-row>
              <table:table-cell office:value-type="string">
                <text:p>C 1024^2</text:p>
                <text:list>
                  <text:list-item>
                    <text:p/>
                  </text:list-item>
                  <text:list-item>
                    <text:p>1024^2</text:p>
                  </text:list-item>
                </text:list>
              </table:table-cell>
              <table:table-cell office:value-type="float" office:value="22674.666455">
                <text:p>22674.666455</text:p>
              </table:table-cell>
              <table:table-cell office:value-type="float" office:value="45752.859133">
                <text:p>45752.859133</text:p>
              </table:table-cell>
              <table:table-cell office:value-type="float" office:value="86107.726618">
                <text:p>86107.726618</text:p>
              </table:table-cell>
              <table:table-cell office:value-type="float" office:value="131468.395186">
                <text:p>131468.395186</text:p>
              </table:table-cell>
            </table:table-row>
            <table:table-row>
              <table:table-cell office:value-type="string">
                <text:p>C 2048^2</text:p>
                <text:list>
                  <text:list-item>
                    <text:p/>
                  </text:list-item>
                  <text:list-item>
                    <text:p>2048^2</text:p>
                  </text:list-item>
                </text:list>
              </table:table-cell>
              <table:table-cell office:value-type="float" office:value="23922.486632">
                <text:p>23922.486632</text:p>
              </table:table-cell>
              <table:table-cell office:value-type="float" office:value="47270.634378">
                <text:p>47270.634378</text:p>
              </table:table-cell>
              <table:table-cell office:value-type="float" office:value="88618.51648">
                <text:p>88618.51648</text:p>
              </table:table-cell>
              <table:table-cell office:value-type="float" office:value="157516.078902">
                <text:p>157516.078902</text:p>
              </table:table-cell>
            </table:table-row>
            <table:table-row>
              <table:table-cell office:value-type="string">
                <text:p>C 4096^2</text:p>
                <text:list>
                  <text:list-item>
                    <text:p/>
                  </text:list-item>
                  <text:list-item>
                    <text:p>4096^2</text:p>
                  </text:list-item>
                </text:list>
              </table:table-cell>
              <table:table-cell office:value-type="float" office:value="24185.998905">
                <text:p>24185.998905</text:p>
              </table:table-cell>
              <table:table-cell office:value-type="float" office:value="47037.077393">
                <text:p>47037.077393</text:p>
              </table:table-cell>
              <table:table-cell office:value-type="float" office:value="87831.973211">
                <text:p>87831.973211</text:p>
              </table:table-cell>
              <table:table-cell office:value-type="float" office:value="131526.054991">
                <text:p>131526.054991</text:p>
              </table:table-cell>
            </table:table-row>
            <table:table-row>
              <table:table-cell office:value-type="string">
                <text:p>D 128^2</text:p>
                <text:list>
                  <text:list-item>
                    <text:p>D</text:p>
                  </text:list-item>
                  <text:list-item>
                    <text:p>128^2</text:p>
                  </text:list-item>
                </text:list>
              </table:table-cell>
              <table:table-cell office:value-type="float" office:value="7308.42307">
                <text:p>7308.42307</text:p>
              </table:table-cell>
              <table:table-cell office:value-type="float" office:value="13206.246851">
                <text:p>13206.246851</text:p>
              </table:table-cell>
              <table:table-cell office:value-type="float" office:value="25795.227552">
                <text:p>25795.227552</text:p>
              </table:table-cell>
              <table:table-cell office:value-type="float" office:value="119156.363636">
                <text:p>119156.363636</text:p>
              </table:table-cell>
            </table:table-row>
            <table:table-row>
              <table:table-cell office:value-type="string">
                <text:p>D 256^2</text:p>
                <text:list>
                  <text:list-item>
                    <text:p/>
                  </text:list-item>
                  <text:list-item>
                    <text:p>256^2</text:p>
                  </text:list-item>
                </text:list>
              </table:table-cell>
              <table:table-cell office:value-type="float" office:value="17873.771906">
                <text:p>17873.771906</text:p>
              </table:table-cell>
              <table:table-cell office:value-type="float" office:value="41579.221809">
                <text:p>41579.221809</text:p>
              </table:table-cell>
              <table:table-cell office:value-type="float" office:value="33903.639487">
                <text:p>33903.639487</text:p>
              </table:table-cell>
              <table:table-cell office:value-type="float" office:value="137518.163934">
                <text:p>137518.163934</text:p>
              </table:table-cell>
            </table:table-row>
            <table:table-row>
              <table:table-cell office:value-type="string">
                <text:p>D 512^2</text:p>
                <text:list>
                  <text:list-item>
                    <text:p/>
                  </text:list-item>
                  <text:list-item>
                    <text:p>512^2</text:p>
                  </text:list-item>
                </text:list>
              </table:table-cell>
              <table:table-cell office:value-type="float" office:value="18290.528611">
                <text:p>18290.528611</text:p>
              </table:table-cell>
              <table:table-cell office:value-type="float" office:value="45166.061952">
                <text:p>45166.061952</text:p>
              </table:table-cell>
              <table:table-cell office:value-type="float" office:value="82211.030258">
                <text:p>82211.030258</text:p>
              </table:table-cell>
              <table:table-cell office:value-type="float" office:value="136185.610065">
                <text:p>136185.610065</text:p>
              </table:table-cell>
            </table:table-row>
            <table:table-row>
              <table:table-cell office:value-type="string">
                <text:p>D 1024^2</text:p>
                <text:list>
                  <text:list-item>
                    <text:p/>
                  </text:list-item>
                  <text:list-item>
                    <text:p>1024^2</text:p>
                  </text:list-item>
                </text:list>
              </table:table-cell>
              <table:table-cell office:value-type="float" office:value="23084.123033">
                <text:p>23084.123033</text:p>
              </table:table-cell>
              <table:table-cell office:value-type="float" office:value="45685.1149">
                <text:p>45685.1149</text:p>
              </table:table-cell>
              <table:table-cell office:value-type="float" office:value="85700.178705">
                <text:p>85700.178705</text:p>
              </table:table-cell>
              <table:table-cell office:value-type="float" office:value="137799.657856">
                <text:p>137799.657856</text:p>
              </table:table-cell>
            </table:table-row>
            <table:table-row>
              <table:table-cell office:value-type="string">
                <text:p>D 2048^2</text:p>
                <text:list>
                  <text:list-item>
                    <text:p/>
                  </text:list-item>
                  <text:list-item>
                    <text:p>2048^2</text:p>
                  </text:list-item>
                </text:list>
              </table:table-cell>
              <table:table-cell office:value-type="float" office:value="23921.264166">
                <text:p>23921.264166</text:p>
              </table:table-cell>
              <table:table-cell office:value-type="float" office:value="47235.880362">
                <text:p>47235.880362</text:p>
              </table:table-cell>
              <table:table-cell office:value-type="float" office:value="89996.150692">
                <text:p>89996.150692</text:p>
              </table:table-cell>
              <table:table-cell office:value-type="float" office:value="145240.825867">
                <text:p>145240.825867</text:p>
              </table:table-cell>
            </table:table-row>
            <table:table-row>
              <table:table-cell office:value-type="string">
                <text:p>D 4096^2</text:p>
                <text:list>
                  <text:list-item>
                    <text:p/>
                  </text:list-item>
                  <text:list-item>
                    <text:p>4096^2</text:p>
                  </text:list-item>
                </text:list>
              </table:table-cell>
              <table:table-cell office:value-type="float" office:value="24181.874961">
                <text:p>24181.874961</text:p>
              </table:table-cell>
              <table:table-cell office:value-type="float" office:value="48030.096995">
                <text:p>48030.096995</text:p>
              </table:table-cell>
              <table:table-cell office:value-type="float" office:value="87270.945184">
                <text:p>87270.945184</text:p>
              </table:table-cell>
              <table:table-cell office:value-type="float" office:value="116462.891891">
                <text:p>116462.891891</text:p>
              </table:table-cell>
            </table:table-row>
            <table:table-row>
              <table:table-cell office:value-type="string">
                <text:p>E 128^2</text:p>
                <text:list>
                  <text:list-item>
                    <text:p>E</text:p>
                  </text:list-item>
                  <text:list-item>
                    <text:p>128^2</text:p>
                  </text:list-item>
                </text:list>
              </table:table-cell>
              <table:table-cell office:value-type="float" office:value="7229.065839">
                <text:p>7229.065839</text:p>
              </table:table-cell>
              <table:table-cell office:value-type="float" office:value="13285.726956">
                <text:p>13285.726956</text:p>
              </table:table-cell>
              <table:table-cell office:value-type="float" office:value="26035.40658">
                <text:p>26035.40658</text:p>
              </table:table-cell>
              <table:table-cell office:value-type="float" office:value="104077.022333">
                <text:p>104077.022333</text:p>
              </table:table-cell>
            </table:table-row>
            <table:table-row>
              <table:table-cell office:value-type="string">
                <text:p>E 256^2</text:p>
                <text:list>
                  <text:list-item>
                    <text:p/>
                  </text:list-item>
                  <text:list-item>
                    <text:p>256^2</text:p>
                  </text:list-item>
                </text:list>
              </table:table-cell>
              <table:table-cell office:value-type="float" office:value="14938.975112">
                <text:p>14938.975112</text:p>
              </table:table-cell>
              <table:table-cell office:value-type="float" office:value="24715.992929">
                <text:p>24715.992929</text:p>
              </table:table-cell>
              <table:table-cell office:value-type="float" office:value="34919.796025">
                <text:p>34919.796025</text:p>
              </table:table-cell>
              <table:table-cell office:value-type="float" office:value="62034.446293">
                <text:p>62034.446293</text:p>
              </table:table-cell>
            </table:table-row>
            <table:table-row>
              <table:table-cell office:value-type="string">
                <text:p>E 512^2</text:p>
                <text:list>
                  <text:list-item>
                    <text:p/>
                  </text:list-item>
                  <text:list-item>
                    <text:p>512^2</text:p>
                  </text:list-item>
                </text:list>
              </table:table-cell>
              <table:table-cell office:value-type="float" office:value="18333.87672">
                <text:p>18333.87672</text:p>
              </table:table-cell>
              <table:table-cell office:value-type="float" office:value="35273.114504">
                <text:p>35273.114504</text:p>
              </table:table-cell>
              <table:table-cell office:value-type="float" office:value="83763.053016">
                <text:p>83763.053016</text:p>
              </table:table-cell>
              <table:table-cell office:value-type="float" office:value="153532.061313">
                <text:p>153532.061313</text:p>
              </table:table-cell>
            </table:table-row>
            <table:table-row>
              <table:table-cell office:value-type="string">
                <text:p>E 1024^2</text:p>
                <text:list>
                  <text:list-item>
                    <text:p/>
                  </text:list-item>
                  <text:list-item>
                    <text:p>1024^2</text:p>
                  </text:list-item>
                </text:list>
              </table:table-cell>
              <table:table-cell office:value-type="float" office:value="22146.56391">
                <text:p>22146.56391</text:p>
              </table:table-cell>
              <table:table-cell office:value-type="float" office:value="42396.23254">
                <text:p>42396.23254</text:p>
              </table:table-cell>
              <table:table-cell office:value-type="float" office:value="86347.662986">
                <text:p>86347.662986</text:p>
              </table:table-cell>
              <table:table-cell office:value-type="float" office:value="152321.089485">
                <text:p>152321.089485</text:p>
              </table:table-cell>
            </table:table-row>
            <table:table-row>
              <table:table-cell office:value-type="string">
                <text:p>E 2048^2</text:p>
                <text:list>
                  <text:list-item>
                    <text:p/>
                  </text:list-item>
                  <text:list-item>
                    <text:p>2048^2</text:p>
                  </text:list-item>
                </text:list>
              </table:table-cell>
              <table:table-cell office:value-type="float" office:value="23931.804125">
                <text:p>23931.804125</text:p>
              </table:table-cell>
              <table:table-cell office:value-type="float" office:value="47337.569823">
                <text:p>47337.569823</text:p>
              </table:table-cell>
              <table:table-cell office:value-type="float" office:value="89372.076705">
                <text:p>89372.076705</text:p>
              </table:table-cell>
              <table:table-cell office:value-type="float" office:value="146730.015433">
                <text:p>146730.0154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cm" svg:y="3.402cm" style:legend-expansion="high" chart:style-name="ch2"/>
        <chart:plot-area chart:style-name="ch3" table:cell-range-address="host.B3:host.F8" chart:data-source-has-labels="column" svg:x="0.77cm" svg:y="0.855cm" svg:width="12.49cm" svg:height="7.545cm">
          <chartooo:coordinate-region svg:x="2.132cm" svg:y="1.067cm" svg:width="10.597cm" svg:height="6.66cm"/>
          <chart:axis chart:dimension="x" chart:name="primary-x" chart:style-name="ch4" chartooo:axis-type="auto">
            <chartooo:date-scale/>
            <chart:categories table:cell-range-address="host.B3:host.B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st.C3:host.C8" chart:class="chart:line">
            <chart:data-point chart:repeated="6"/>
          </chart:series>
          <chart:series chart:style-name="ch7" chart:values-cell-range-address="host.D3:host.D8" chart:class="chart:line">
            <chart:data-point chart:repeated="6"/>
          </chart:series>
          <chart:series chart:style-name="ch8" chart:values-cell-range-address="host.E3:host.E8" chart:class="chart:line">
            <chart:data-point chart:repeated="6"/>
          </chart:series>
          <chart:series chart:style-name="ch9" chart:values-cell-range-address="host.F3:host.F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28^2</text:p>
                <draw:g>
                  <svg:desc>host.B3:host.B8</svg:desc>
                </draw:g>
              </table:table-cell>
              <table:table-cell office:value-type="float" office:value="11119.575822">
                <text:p>11119.575822</text:p>
                <draw:g>
                  <svg:desc>host.C3:host.C8</svg:desc>
                </draw:g>
              </table:table-cell>
              <table:table-cell office:value-type="float" office:value="13173.065327">
                <text:p>13173.065327</text:p>
                <draw:g>
                  <svg:desc>host.D3:host.D8</svg:desc>
                </draw:g>
              </table:table-cell>
              <table:table-cell office:value-type="float" office:value="54120.051613">
                <text:p>54120.051613</text:p>
                <draw:g>
                  <svg:desc>host.E3:host.E8</svg:desc>
                </draw:g>
              </table:table-cell>
              <table:table-cell office:value-type="float" office:value="116832.980501">
                <text:p>116832.980501</text:p>
                <draw:g>
                  <svg:desc>host.F3:host.F8</svg:desc>
                </draw:g>
              </table:table-cell>
            </table:table-row>
            <table:table-row>
              <table:table-cell office:value-type="string">
                <text:p>256^2</text:p>
              </table:table-cell>
              <table:table-cell office:value-type="float" office:value="14595.864109">
                <text:p>14595.864109</text:p>
              </table:table-cell>
              <table:table-cell office:value-type="float" office:value="24661.496399">
                <text:p>24661.496399</text:p>
              </table:table-cell>
              <table:table-cell office:value-type="float" office:value="38912.712513">
                <text:p>38912.712513</text:p>
              </table:table-cell>
              <table:table-cell office:value-type="float" office:value="58284.578774">
                <text:p>58284.578774</text:p>
              </table:table-cell>
            </table:table-row>
            <table:table-row>
              <table:table-cell office:value-type="string">
                <text:p>512^2</text:p>
              </table:table-cell>
              <table:table-cell office:value-type="float" office:value="18262.778923">
                <text:p>18262.778923</text:p>
              </table:table-cell>
              <table:table-cell office:value-type="float" office:value="35423.462437">
                <text:p>35423.462437</text:p>
              </table:table-cell>
              <table:table-cell office:value-type="float" office:value="85529.856938">
                <text:p>85529.856938</text:p>
              </table:table-cell>
              <table:table-cell office:value-type="float" office:value="147654.266227">
                <text:p>147654.266227</text:p>
              </table:table-cell>
            </table:table-row>
            <table:table-row>
              <table:table-cell office:value-type="string">
                <text:p>1024^2</text:p>
              </table:table-cell>
              <table:table-cell office:value-type="float" office:value="22493.075516">
                <text:p>22493.075516</text:p>
              </table:table-cell>
              <table:table-cell office:value-type="float" office:value="41914.305779">
                <text:p>41914.305779</text:p>
              </table:table-cell>
              <table:table-cell office:value-type="float" office:value="85865.686571">
                <text:p>85865.686571</text:p>
              </table:table-cell>
              <table:table-cell office:value-type="float" office:value="137606.282712">
                <text:p>137606.282712</text:p>
              </table:table-cell>
            </table:table-row>
            <table:table-row>
              <table:table-cell office:value-type="string">
                <text:p>2048^2</text:p>
              </table:table-cell>
              <table:table-cell office:value-type="float" office:value="23917.927171">
                <text:p>23917.927171</text:p>
              </table:table-cell>
              <table:table-cell office:value-type="float" office:value="46364.849843">
                <text:p>46364.849843</text:p>
              </table:table-cell>
              <table:table-cell office:value-type="float" office:value="90108.304839">
                <text:p>90108.304839</text:p>
              </table:table-cell>
              <table:table-cell office:value-type="float" office:value="145596.677048">
                <text:p>145596.677048</text:p>
              </table:table-cell>
            </table:table-row>
            <table:table-row>
              <table:table-cell office:value-type="string">
                <text:p>4096^2</text:p>
              </table:table-cell>
              <table:table-cell office:value-type="float" office:value="24188.633757">
                <text:p>24188.633757</text:p>
              </table:table-cell>
              <table:table-cell office:value-type="float" office:value="47081.709439">
                <text:p>47081.709439</text:p>
              </table:table-cell>
              <table:table-cell office:value-type="float" office:value="90953.525314">
                <text:p>90953.525314</text:p>
              </table:table-cell>
              <table:table-cell office:value-type="float" office:value="129559.531448">
                <text:p>129559.5314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89cm" svg:y="2.092cm" style:legend-expansion="high" chart:style-name="ch2"/>
        <chart:plot-area chart:style-name="ch3" table:cell-range-address="mic.K11:mic.T17" chart:data-source-has-labels="both" svg:x="1.279cm" svg:y="0.855cm" svg:width="12.77cm" svg:height="7.036cm">
          <chartooo:coordinate-region svg:x="2.641cm" svg:y="1.067cm" svg:width="11.408cm" svg:height="6.151cm"/>
          <chart:axis chart:dimension="x" chart:name="primary-x" chart:style-name="ch4" chartooo:axis-type="auto">
            <chartooo:date-scale/>
            <chart:title svg:x="6.839cm" svg:y="8.071cm" chart:style-name="ch5">
              <text:p>行列サイズ</text:p>
            </chart:title>
            <chart:categories table:cell-range-address="mic.K12:mic.K17"/>
          </chart:axis>
          <chart:axis chart:dimension="y" chart:name="primary-y" chart:style-name="ch6">
            <chart:title svg:x="0.451cm" svg:y="4.748cm" chart:style-name="ch7">
              <text:p>性能</text:p>
            </chart:title>
            <chart:grid chart:style-name="ch8" chart:class="major"/>
          </chart:axis>
          <chart:series chart:style-name="ch9" chart:values-cell-range-address="mic.L12:mic.L17" chart:label-cell-address="mic.L11:mic.L11" chart:class="chart:bar">
            <chart:data-point chart:repeated="6"/>
          </chart:series>
          <chart:series chart:style-name="ch10" chart:values-cell-range-address="mic.M12:mic.M17" chart:label-cell-address="mic.M11:mic.M11" chart:class="chart:bar">
            <chart:data-point chart:repeated="6"/>
          </chart:series>
          <chart:series chart:style-name="ch11" chart:values-cell-range-address="mic.N12:mic.N17" chart:label-cell-address="mic.N11:mic.N11" chart:class="chart:bar">
            <chart:data-point chart:repeated="6"/>
          </chart:series>
          <chart:series chart:style-name="ch12" chart:values-cell-range-address="mic.O12:mic.O17" chart:label-cell-address="mic.O11:mic.O11" chart:class="chart:bar">
            <chart:data-point chart:repeated="6"/>
          </chart:series>
          <chart:series chart:style-name="ch13" chart:values-cell-range-address="mic.P12:mic.P17" chart:label-cell-address="mic.P11:mic.P11" chart:class="chart:bar">
            <chart:data-point chart:repeated="6"/>
          </chart:series>
          <chart:series chart:style-name="ch14" chart:values-cell-range-address="mic.Q12:mic.Q17" chart:label-cell-address="mic.Q11:mic.Q11" chart:class="chart:bar">
            <chart:data-point chart:repeated="6"/>
          </chart:series>
          <chart:series chart:style-name="ch15" chart:values-cell-range-address="mic.R12:mic.R17" chart:label-cell-address="mic.R11:mic.R11" chart:class="chart:bar">
            <chart:data-point chart:repeated="6"/>
          </chart:series>
          <chart:series chart:style-name="ch16" chart:values-cell-range-address="mic.S12:mic.S17" chart:label-cell-address="mic.S11:mic.S11" chart:class="chart:bar">
            <chart:data-point chart:repeated="6"/>
          </chart:series>
          <chart:series chart:style-name="ch17" chart:values-cell-range-address="mic.T12:mic.T17" chart:label-cell-address="mic.T11:mic.T11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mic.L11:mic.L11</svg:desc>
                </draw:g>
              </table:table-cell>
              <table:table-cell office:value-type="string">
                <text:p>2</text:p>
                <draw:g>
                  <svg:desc>mic.M11:mic.M11</svg:desc>
                </draw:g>
              </table:table-cell>
              <table:table-cell office:value-type="string">
                <text:p>4</text:p>
                <draw:g>
                  <svg:desc>mic.N11:mic.N11</svg:desc>
                </draw:g>
              </table:table-cell>
              <table:table-cell office:value-type="string">
                <text:p>8</text:p>
                <draw:g>
                  <svg:desc>mic.O11:mic.O11</svg:desc>
                </draw:g>
              </table:table-cell>
              <table:table-cell office:value-type="string">
                <text:p>16</text:p>
                <draw:g>
                  <svg:desc>mic.P11:mic.P11</svg:desc>
                </draw:g>
              </table:table-cell>
              <table:table-cell office:value-type="string">
                <text:p>57</text:p>
                <draw:g>
                  <svg:desc>mic.Q11:mic.Q11</svg:desc>
                </draw:g>
              </table:table-cell>
              <table:table-cell office:value-type="string">
                <text:p>114</text:p>
                <draw:g>
                  <svg:desc>mic.R11:mic.R11</svg:desc>
                </draw:g>
              </table:table-cell>
              <table:table-cell office:value-type="string">
                <text:p>171</text:p>
                <draw:g>
                  <svg:desc>mic.S11:mic.S11</svg:desc>
                </draw:g>
              </table:table-cell>
              <table:table-cell office:value-type="string">
                <text:p>228</text:p>
                <draw:g>
                  <svg:desc>mic.T11:mic.T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^2</text:p>
                <draw:g>
                  <svg:desc>mic.K12:mic.K17</svg:desc>
                </draw:g>
              </table:table-cell>
              <table:table-cell office:value-type="float" office:value="7220.354622">
                <text:p>7220.354622</text:p>
                <draw:g>
                  <svg:desc>mic.L12:mic.L17</svg:desc>
                </draw:g>
              </table:table-cell>
              <table:table-cell office:value-type="float" office:value="13675.591784">
                <text:p>13675.591784</text:p>
                <draw:g>
                  <svg:desc>mic.M12:mic.M17</svg:desc>
                </draw:g>
              </table:table-cell>
              <table:table-cell office:value-type="float" office:value="70138.862876">
                <text:p>70138.862876</text:p>
                <draw:g>
                  <svg:desc>mic.N12:mic.N17</svg:desc>
                </draw:g>
              </table:table-cell>
              <table:table-cell office:value-type="float" office:value="104857.6">
                <text:p>104857.6</text:p>
                <draw:g>
                  <svg:desc>mic.O12:mic.O17</svg:desc>
                </draw:g>
              </table:table-cell>
              <table:table-cell office:value-type="float" office:value="18291.774967">
                <text:p>18291.774967</text:p>
                <draw:g>
                  <svg:desc>mic.P12:mic.P17</svg:desc>
                </draw:g>
              </table:table-cell>
              <table:table-cell office:value-type="float" office:value="15773.990222">
                <text:p>15773.990222</text:p>
                <draw:g>
                  <svg:desc>mic.Q12:mic.Q17</svg:desc>
                </draw:g>
              </table:table-cell>
              <table:table-cell office:value-type="float" office:value="12501.651267">
                <text:p>12501.651267</text:p>
                <draw:g>
                  <svg:desc>mic.R12:mic.R17</svg:desc>
                </draw:g>
              </table:table-cell>
              <table:table-cell office:value-type="float" office:value="14650.031436">
                <text:p>14650.031436</text:p>
                <draw:g>
                  <svg:desc>mic.S12:mic.S17</svg:desc>
                </draw:g>
              </table:table-cell>
              <table:table-cell office:value-type="float" office:value="14359.137282">
                <text:p>14359.137282</text:p>
                <draw:g>
                  <svg:desc>mic.T12:mic.T17</svg:desc>
                </draw:g>
              </table:table-cell>
            </table:table-row>
            <table:table-row>
              <table:table-cell office:value-type="string">
                <text:p>256^2</text:p>
              </table:table-cell>
              <table:table-cell office:value-type="float" office:value="13855.734401">
                <text:p>13855.734401</text:p>
              </table:table-cell>
              <table:table-cell office:value-type="float" office:value="26613.604061">
                <text:p>26613.604061</text:p>
              </table:table-cell>
              <table:table-cell office:value-type="float" office:value="68942.740908">
                <text:p>68942.740908</text:p>
              </table:table-cell>
              <table:table-cell office:value-type="float" office:value="142602.770931">
                <text:p>142602.770931</text:p>
              </table:table-cell>
              <table:table-cell office:value-type="float" office:value="43833.353364">
                <text:p>43833.353364</text:p>
              </table:table-cell>
              <table:table-cell office:value-type="float" office:value="46720.178223">
                <text:p>46720.178223</text:p>
              </table:table-cell>
              <table:table-cell office:value-type="float" office:value="54032.901771">
                <text:p>54032.901771</text:p>
              </table:table-cell>
              <table:table-cell office:value-type="float" office:value="69832.324662">
                <text:p>69832.324662</text:p>
              </table:table-cell>
              <table:table-cell office:value-type="float" office:value="65702.823575">
                <text:p>65702.823575</text:p>
              </table:table-cell>
            </table:table-row>
            <table:table-row>
              <table:table-cell office:value-type="string">
                <text:p>512^2</text:p>
              </table:table-cell>
              <table:table-cell office:value-type="float" office:value="18301.502379">
                <text:p>18301.502379</text:p>
              </table:table-cell>
              <table:table-cell office:value-type="float" office:value="45163.02236">
                <text:p>45163.02236</text:p>
              </table:table-cell>
              <table:table-cell office:value-type="float" office:value="82216.066156">
                <text:p>82216.066156</text:p>
              </table:table-cell>
              <table:table-cell office:value-type="float" office:value="156750.631241">
                <text:p>156750.631241</text:p>
              </table:table-cell>
              <table:table-cell office:value-type="float" office:value="69068.688023">
                <text:p>69068.688023</text:p>
              </table:table-cell>
              <table:table-cell office:value-type="float" office:value="110458.174636">
                <text:p>110458.174636</text:p>
              </table:table-cell>
              <table:table-cell office:value-type="float" office:value="178433.565541">
                <text:p>178433.565541</text:p>
              </table:table-cell>
              <table:table-cell office:value-type="float" office:value="165762.292207">
                <text:p>165762.292207</text:p>
              </table:table-cell>
              <table:table-cell office:value-type="float" office:value="125542.725657">
                <text:p>125542.725657</text:p>
              </table:table-cell>
            </table:table-row>
            <table:table-row>
              <table:table-cell office:value-type="string">
                <text:p>1024^2</text:p>
              </table:table-cell>
              <table:table-cell office:value-type="float" office:value="22360.677063">
                <text:p>22360.677063</text:p>
              </table:table-cell>
              <table:table-cell office:value-type="float" office:value="45821.684501">
                <text:p>45821.684501</text:p>
              </table:table-cell>
              <table:table-cell office:value-type="float" office:value="86514.28949">
                <text:p>86514.28949</text:p>
              </table:table-cell>
              <table:table-cell office:value-type="float" office:value="147313.936999">
                <text:p>147313.936999</text:p>
              </table:table-cell>
              <table:table-cell office:value-type="float" office:value="64962.856633">
                <text:p>64962.856633</text:p>
              </table:table-cell>
              <table:table-cell office:value-type="float" office:value="207286.066409">
                <text:p>207286.066409</text:p>
              </table:table-cell>
              <table:table-cell office:value-type="float" office:value="232880.435509">
                <text:p>232880.435509</text:p>
              </table:table-cell>
              <table:table-cell office:value-type="float" office:value="200600.043717">
                <text:p>200600.043717</text:p>
              </table:table-cell>
              <table:table-cell office:value-type="float" office:value="200553.208689">
                <text:p>200553.208689</text:p>
              </table:table-cell>
            </table:table-row>
            <table:table-row>
              <table:table-cell office:value-type="string">
                <text:p>2048^2</text:p>
              </table:table-cell>
              <table:table-cell office:value-type="float" office:value="23912.860184">
                <text:p>23912.860184</text:p>
              </table:table-cell>
              <table:table-cell office:value-type="float" office:value="47317.556611">
                <text:p>47317.556611</text:p>
              </table:table-cell>
              <table:table-cell office:value-type="float" office:value="88109.664976">
                <text:p>88109.664976</text:p>
              </table:table-cell>
              <table:table-cell office:value-type="float" office:value="148827.211712">
                <text:p>148827.211712</text:p>
              </table:table-cell>
              <table:table-cell office:value-type="float" office:value="76151.598615">
                <text:p>76151.598615</text:p>
              </table:table-cell>
              <table:table-cell office:value-type="float" office:value="238388.453807">
                <text:p>238388.453807</text:p>
              </table:table-cell>
              <table:table-cell office:value-type="float" office:value="340059.405624">
                <text:p>340059.405624</text:p>
              </table:table-cell>
              <table:table-cell office:value-type="float" office:value="275205.070732">
                <text:p>275205.070732</text:p>
              </table:table-cell>
              <table:table-cell office:value-type="float" office:value="251661.066272">
                <text:p>251661.066272</text:p>
              </table:table-cell>
            </table:table-row>
            <table:table-row>
              <table:table-cell office:value-type="string">
                <text:p>4096^2</text:p>
              </table:table-cell>
              <table:table-cell office:value-type="float" office:value="24191.364988">
                <text:p>24191.364988</text:p>
              </table:table-cell>
              <table:table-cell office:value-type="float" office:value="48053.728237">
                <text:p>48053.728237</text:p>
              </table:table-cell>
              <table:table-cell office:value-type="float" office:value="87768.810615">
                <text:p>87768.810615</text:p>
              </table:table-cell>
              <table:table-cell office:value-type="float" office:value="116292.548955">
                <text:p>116292.548955</text:p>
              </table:table-cell>
              <table:table-cell office:value-type="float" office:value="61161.423274">
                <text:p>61161.423274</text:p>
              </table:table-cell>
              <table:table-cell office:value-type="float" office:value="209552.989564">
                <text:p>209552.989564</text:p>
              </table:table-cell>
              <table:table-cell office:value-type="float" office:value="328139.393148">
                <text:p>328139.393148</text:p>
              </table:table-cell>
              <table:table-cell office:value-type="float" office:value="269948.008435">
                <text:p>269948.008435</text:p>
              </table:table-cell>
              <table:table-cell office:value-type="float" office:value="251502.83139">
                <text:p>251502.831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IPA Pゴシック'" style:font-style-name="標準" style:font-family-generic="modern" fo:font-size="12pt" style:font-family-asian="'IPA Pゴシック'" style:font-style-name-asian="標準" style:font-family-generic-asian="modern" style:font-size-asian="12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IPA Pゴシック'" style:font-style-name="標準" style:font-family-generic="modern" fo:font-size="12pt" style:font-family-asian="'IPA Pゴシック'" style:font-style-name-asian="標準" style:font-family-generic-asian="modern" style:font-size-asian="12pt" style:font-size-complex="10pt"/>
    </style:style>
    <style:style style:name="ch5" style:family="chart">
      <style:chart-properties chart:auto-position="true" style:rotation-angle="0"/>
      <style:text-properties fo:font-family="'IPA Pゴシック'" style:font-style-name="標準" style:font-family-generic="modern" fo:font-size="12pt" style:font-family-asian="'IPA Pゴシック'" style:font-style-name-asian="標準" style:font-family-generic-asian="modern" style:font-size-asian="12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IPA Pゴシック'" style:font-style-name="標準" style:font-family-generic="modern" fo:font-size="12pt" style:font-family-asian="'IPA Pゴシック'" style:font-style-name-asian="標準" style:font-family-generic-asian="modern" style:font-size-asian="12pt" style:font-size-complex="10pt"/>
    </style:style>
    <style:style style:name="ch7" style:family="chart">
      <style:chart-properties chart:auto-position="true" style:rotation-angle="90"/>
      <style:text-properties fo:font-family="'IPA Pゴシック'" style:font-style-name="標準" style:font-family-generic="modern" fo:font-size="12pt" style:font-family-asian="'IPA Pゴシック'" style:font-style-name-asian="標準" style:font-family-generic-asian="modern" style:font-size-asian="12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draw:stroke="none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2.893cm" svg:y="0.68cm" style:legend-expansion="wide" chart:style-name="ch2"/>
        <chart:plot-area chart:style-name="ch3" table:cell-range-address="mic.K19:mic.T25" chart:data-source-has-labels="both" svg:x="1.475cm" svg:y="1.691cm" svg:width="13.885cm" svg:height="6.004cm">
          <chartooo:coordinate-region svg:x="2.52cm" svg:y="1.917cm" svg:width="12.84cm" svg:height="5.078cm"/>
          <chart:axis chart:dimension="x" chart:name="primary-x" chart:style-name="ch4" chartooo:axis-type="auto">
            <chartooo:date-scale/>
            <chart:title svg:x="7.428cm" svg:y="7.875cm" chart:style-name="ch5">
              <text:p>行列サイズ</text:p>
            </chart:title>
            <chart:categories table:cell-range-address="mic.K20:mic.K25"/>
          </chart:axis>
          <chart:axis chart:dimension="y" chart:name="primary-y" chart:style-name="ch6">
            <chart:title svg:x="0.451cm" svg:y="6.151cm" chart:style-name="ch7">
              <text:p>性能(GFLOPS)</text:p>
            </chart:title>
            <chart:grid chart:style-name="ch8" chart:class="major"/>
          </chart:axis>
          <chart:series chart:style-name="ch9" chart:values-cell-range-address="mic.L20:mic.L25" chart:label-cell-address="mic.L19:mic.L19" chart:class="chart:bar">
            <chart:data-point chart:repeated="6"/>
          </chart:series>
          <chart:series chart:style-name="ch10" chart:values-cell-range-address="mic.M20:mic.M25" chart:label-cell-address="mic.M19:mic.M19" chart:class="chart:bar">
            <chart:data-point chart:repeated="6"/>
          </chart:series>
          <chart:series chart:style-name="ch11" chart:values-cell-range-address="mic.N20:mic.N25" chart:label-cell-address="mic.N19:mic.N19" chart:class="chart:bar">
            <chart:data-point chart:repeated="6"/>
          </chart:series>
          <chart:series chart:style-name="ch12" chart:values-cell-range-address="mic.O20:mic.O25" chart:label-cell-address="mic.O19:mic.O19" chart:class="chart:bar">
            <chart:data-point chart:repeated="6"/>
          </chart:series>
          <chart:series chart:style-name="ch13" chart:values-cell-range-address="mic.P20:mic.P25" chart:label-cell-address="mic.P19:mic.P19" chart:class="chart:bar">
            <chart:data-point chart:repeated="6"/>
          </chart:series>
          <chart:series chart:style-name="ch14" chart:values-cell-range-address="mic.Q20:mic.Q25" chart:label-cell-address="mic.Q19:mic.Q19" chart:class="chart:bar">
            <chart:data-point chart:repeated="6"/>
          </chart:series>
          <chart:series chart:style-name="ch15" chart:values-cell-range-address="mic.R20:mic.R25" chart:label-cell-address="mic.R19:mic.R19" chart:class="chart:bar">
            <chart:data-point chart:repeated="6"/>
          </chart:series>
          <chart:series chart:style-name="ch16" chart:values-cell-range-address="mic.S20:mic.S25" chart:label-cell-address="mic.S19:mic.S19" chart:class="chart:bar">
            <chart:data-point chart:repeated="6"/>
          </chart:series>
          <chart:series chart:style-name="ch17" chart:values-cell-range-address="mic.T20:mic.T25" chart:label-cell-address="mic.T19:mic.T19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mic.L19:mic.L19</svg:desc>
                </draw:g>
              </table:table-cell>
              <table:table-cell office:value-type="string">
                <text:p>2</text:p>
                <draw:g>
                  <svg:desc>mic.M19:mic.M19</svg:desc>
                </draw:g>
              </table:table-cell>
              <table:table-cell office:value-type="string">
                <text:p>4</text:p>
                <draw:g>
                  <svg:desc>mic.N19:mic.N19</svg:desc>
                </draw:g>
              </table:table-cell>
              <table:table-cell office:value-type="string">
                <text:p>8</text:p>
                <draw:g>
                  <svg:desc>mic.O19:mic.O19</svg:desc>
                </draw:g>
              </table:table-cell>
              <table:table-cell office:value-type="string">
                <text:p>16</text:p>
                <draw:g>
                  <svg:desc>mic.P19:mic.P19</svg:desc>
                </draw:g>
              </table:table-cell>
              <table:table-cell office:value-type="string">
                <text:p>57</text:p>
                <draw:g>
                  <svg:desc>mic.Q19:mic.Q19</svg:desc>
                </draw:g>
              </table:table-cell>
              <table:table-cell office:value-type="string">
                <text:p>114</text:p>
                <draw:g>
                  <svg:desc>mic.R19:mic.R19</svg:desc>
                </draw:g>
              </table:table-cell>
              <table:table-cell office:value-type="string">
                <text:p>171</text:p>
                <draw:g>
                  <svg:desc>mic.S19:mic.S19</svg:desc>
                </draw:g>
              </table:table-cell>
              <table:table-cell office:value-type="string">
                <text:p>228</text:p>
                <draw:g>
                  <svg:desc>mic.T19:mic.T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^2</text:p>
                <draw:g>
                  <svg:desc>mic.K20:mic.K25</svg:desc>
                </draw:g>
              </table:table-cell>
              <table:table-cell office:value-type="float" office:value="7.220354622">
                <text:p>7.220354622</text:p>
                <draw:g>
                  <svg:desc>mic.L20:mic.L25</svg:desc>
                </draw:g>
              </table:table-cell>
              <table:table-cell office:value-type="float" office:value="13.675591784">
                <text:p>13.675591784</text:p>
                <draw:g>
                  <svg:desc>mic.M20:mic.M25</svg:desc>
                </draw:g>
              </table:table-cell>
              <table:table-cell office:value-type="float" office:value="70.138862876">
                <text:p>70.138862876</text:p>
                <draw:g>
                  <svg:desc>mic.N20:mic.N25</svg:desc>
                </draw:g>
              </table:table-cell>
              <table:table-cell office:value-type="float" office:value="104.8576">
                <text:p>104.8576</text:p>
                <draw:g>
                  <svg:desc>mic.O20:mic.O25</svg:desc>
                </draw:g>
              </table:table-cell>
              <table:table-cell office:value-type="float" office:value="18.291774967">
                <text:p>18.291774967</text:p>
                <draw:g>
                  <svg:desc>mic.P20:mic.P25</svg:desc>
                </draw:g>
              </table:table-cell>
              <table:table-cell office:value-type="float" office:value="15.773990222">
                <text:p>15.773990222</text:p>
                <draw:g>
                  <svg:desc>mic.Q20:mic.Q25</svg:desc>
                </draw:g>
              </table:table-cell>
              <table:table-cell office:value-type="float" office:value="12.501651267">
                <text:p>12.501651267</text:p>
                <draw:g>
                  <svg:desc>mic.R20:mic.R25</svg:desc>
                </draw:g>
              </table:table-cell>
              <table:table-cell office:value-type="float" office:value="14.650031436">
                <text:p>14.650031436</text:p>
                <draw:g>
                  <svg:desc>mic.S20:mic.S25</svg:desc>
                </draw:g>
              </table:table-cell>
              <table:table-cell office:value-type="float" office:value="14.359137282">
                <text:p>14.359137282</text:p>
                <draw:g>
                  <svg:desc>mic.T20:mic.T25</svg:desc>
                </draw:g>
              </table:table-cell>
            </table:table-row>
            <table:table-row>
              <table:table-cell office:value-type="string">
                <text:p>256^2</text:p>
              </table:table-cell>
              <table:table-cell office:value-type="float" office:value="13.855734401">
                <text:p>13.855734401</text:p>
              </table:table-cell>
              <table:table-cell office:value-type="float" office:value="26.613604061">
                <text:p>26.613604061</text:p>
              </table:table-cell>
              <table:table-cell office:value-type="float" office:value="68.942740908">
                <text:p>68.942740908</text:p>
              </table:table-cell>
              <table:table-cell office:value-type="float" office:value="142.602770931">
                <text:p>142.602770931</text:p>
              </table:table-cell>
              <table:table-cell office:value-type="float" office:value="43.833353364">
                <text:p>43.833353364</text:p>
              </table:table-cell>
              <table:table-cell office:value-type="float" office:value="46.720178223">
                <text:p>46.720178223</text:p>
              </table:table-cell>
              <table:table-cell office:value-type="float" office:value="54.032901771">
                <text:p>54.032901771</text:p>
              </table:table-cell>
              <table:table-cell office:value-type="float" office:value="69.832324662">
                <text:p>69.832324662</text:p>
              </table:table-cell>
              <table:table-cell office:value-type="float" office:value="65.702823575">
                <text:p>65.702823575</text:p>
              </table:table-cell>
            </table:table-row>
            <table:table-row>
              <table:table-cell office:value-type="string">
                <text:p>512^2</text:p>
              </table:table-cell>
              <table:table-cell office:value-type="float" office:value="18.301502379">
                <text:p>18.301502379</text:p>
              </table:table-cell>
              <table:table-cell office:value-type="float" office:value="45.16302236">
                <text:p>45.16302236</text:p>
              </table:table-cell>
              <table:table-cell office:value-type="float" office:value="82.216066156">
                <text:p>82.216066156</text:p>
              </table:table-cell>
              <table:table-cell office:value-type="float" office:value="156.750631241">
                <text:p>156.750631241</text:p>
              </table:table-cell>
              <table:table-cell office:value-type="float" office:value="69.068688023">
                <text:p>69.068688023</text:p>
              </table:table-cell>
              <table:table-cell office:value-type="float" office:value="110.458174636">
                <text:p>110.458174636</text:p>
              </table:table-cell>
              <table:table-cell office:value-type="float" office:value="178.433565541">
                <text:p>178.433565541</text:p>
              </table:table-cell>
              <table:table-cell office:value-type="float" office:value="165.762292207">
                <text:p>165.762292207</text:p>
              </table:table-cell>
              <table:table-cell office:value-type="float" office:value="125.542725657">
                <text:p>125.542725657</text:p>
              </table:table-cell>
            </table:table-row>
            <table:table-row>
              <table:table-cell office:value-type="string">
                <text:p>1024^2</text:p>
              </table:table-cell>
              <table:table-cell office:value-type="float" office:value="22.360677063">
                <text:p>22.360677063</text:p>
              </table:table-cell>
              <table:table-cell office:value-type="float" office:value="45.821684501">
                <text:p>45.821684501</text:p>
              </table:table-cell>
              <table:table-cell office:value-type="float" office:value="86.51428949">
                <text:p>86.51428949</text:p>
              </table:table-cell>
              <table:table-cell office:value-type="float" office:value="147.313936999">
                <text:p>147.313936999</text:p>
              </table:table-cell>
              <table:table-cell office:value-type="float" office:value="64.962856633">
                <text:p>64.962856633</text:p>
              </table:table-cell>
              <table:table-cell office:value-type="float" office:value="207.286066409">
                <text:p>207.286066409</text:p>
              </table:table-cell>
              <table:table-cell office:value-type="float" office:value="232.880435509">
                <text:p>232.880435509</text:p>
              </table:table-cell>
              <table:table-cell office:value-type="float" office:value="200.600043717">
                <text:p>200.600043717</text:p>
              </table:table-cell>
              <table:table-cell office:value-type="float" office:value="200.553208689">
                <text:p>200.553208689</text:p>
              </table:table-cell>
            </table:table-row>
            <table:table-row>
              <table:table-cell office:value-type="string">
                <text:p>2048^2</text:p>
              </table:table-cell>
              <table:table-cell office:value-type="float" office:value="23.912860184">
                <text:p>23.912860184</text:p>
              </table:table-cell>
              <table:table-cell office:value-type="float" office:value="47.317556611">
                <text:p>47.317556611</text:p>
              </table:table-cell>
              <table:table-cell office:value-type="float" office:value="88.109664976">
                <text:p>88.109664976</text:p>
              </table:table-cell>
              <table:table-cell office:value-type="float" office:value="148.827211712">
                <text:p>148.827211712</text:p>
              </table:table-cell>
              <table:table-cell office:value-type="float" office:value="76.151598615">
                <text:p>76.151598615</text:p>
              </table:table-cell>
              <table:table-cell office:value-type="float" office:value="238.388453807">
                <text:p>238.388453807</text:p>
              </table:table-cell>
              <table:table-cell office:value-type="float" office:value="340.059405624">
                <text:p>340.059405624</text:p>
              </table:table-cell>
              <table:table-cell office:value-type="float" office:value="275.205070732">
                <text:p>275.205070732</text:p>
              </table:table-cell>
              <table:table-cell office:value-type="float" office:value="251.661066272">
                <text:p>251.661066272</text:p>
              </table:table-cell>
            </table:table-row>
            <table:table-row>
              <table:table-cell office:value-type="string">
                <text:p>4096^2</text:p>
              </table:table-cell>
              <table:table-cell office:value-type="float" office:value="24.191364988">
                <text:p>24.191364988</text:p>
              </table:table-cell>
              <table:table-cell office:value-type="float" office:value="48.053728237">
                <text:p>48.053728237</text:p>
              </table:table-cell>
              <table:table-cell office:value-type="float" office:value="87.768810615">
                <text:p>87.768810615</text:p>
              </table:table-cell>
              <table:table-cell office:value-type="float" office:value="116.292548955">
                <text:p>116.292548955</text:p>
              </table:table-cell>
              <table:table-cell office:value-type="float" office:value="61.161423274">
                <text:p>61.161423274</text:p>
              </table:table-cell>
              <table:table-cell office:value-type="float" office:value="209.552989564">
                <text:p>209.552989564</text:p>
              </table:table-cell>
              <table:table-cell office:value-type="float" office:value="328.139393148">
                <text:p>328.139393148</text:p>
              </table:table-cell>
              <table:table-cell office:value-type="float" office:value="269.948008435">
                <text:p>269.948008435</text:p>
              </table:table-cell>
              <table:table-cell office:value-type="float" office:value="251.50283139">
                <text:p>251.50283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